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2cm" fo:min-width="0cm"/>
    </style:style>
    <style:style style:name="gr5" style:family="graphic" style:parent-style-name="standard">
      <style:graphic-properties draw:stroke="none" svg:stroke-width="0.1cm" svg:stroke-color="#ff9966" draw:marker-start-width="0.35cm" draw:marker-end-width="0.35cm" draw:fill="none" draw:fill-color="#ffffff" draw:textarea-horizontal-align="left" draw:auto-grow-height="true" draw:auto-grow-width="true" fo:min-height="0cm" fo:min-width="0cm"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solid" svg:stroke-width="0.1cm" svg:stroke-color="#ff9966" draw:marker-start-width="0.35cm"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33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7.688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05cm" fo:min-width="0cm"/>
    </style:style>
    <style:style style:name="gr13" style:family="graphic" style:parent-style-name="standard">
      <style:graphic-properties draw:stroke="none" svg:stroke-width="0.1cm" svg:stroke-color="#ff9966" draw:marker-start-width="0.35cm" draw:marker-end-width="0.35cm" draw:fill="none" draw:fill-color="#ffffff" draw:textarea-horizontal-align="left" draw:auto-grow-height="true" draw:auto-grow-width="true" fo:min-height="0.512cm" fo:min-width="0cm" fo:padding-top="0.175cm" fo:padding-bottom="0.175cm" fo:padding-left="0.3cm" fo:padding-right="0.3cm"/>
    </style:style>
    <style:style style:name="gr14" style:family="graphic" style:parent-style-name="objectwithoutfill">
      <style:graphic-properties draw:stroke="solid" svg:stroke-width="0.1cm" svg:stroke-color="#993366" draw:marker-start-width="0.35cm" draw:marker-end-width="0.35cm" draw:fill="none"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gr16" style:family="graphic" style:parent-style-name="objectwithoutfill">
      <style:graphic-properties svg:stroke-width="0.1cm" svg:stroke-color="#b84747" draw:marker-start-width="0.35cm" draw:marker-end-width="0.35cm" draw:fill="none" draw:fill-color="#cfe7e5" draw:textarea-vertical-align="middle" fo:padding-top="0.175cm" fo:padding-bottom="0.175cm" fo:padding-left="0.3cm" fo:padding-right="0.3cm"/>
    </style:style>
    <style:style style:name="gr17" style:family="graphic" style:parent-style-name="standard">
      <style:graphic-properties svg:stroke-color="#0000ff" draw:fill="solid" draw:fill-color="#cfe7e5" draw:textarea-horizontal-align="justify" draw:textarea-vertical-align="middle" draw:auto-grow-height="false"/>
    </style:style>
    <style:style style:name="gr18" style:family="graphic" style:parent-style-name="objectwithoutfill">
      <style:graphic-properties svg:stroke-width="0.1cm" svg:stroke-color="#b84700" draw:marker-start-width="0.35cm" draw:marker-end-width="0.35cm" draw:fill="none" draw:fill-color="#cfe7e5"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false" fo:min-height="0.307cm" fo:min-width="0.093cm"/>
    </style:style>
    <style:style style:name="gr20" style:family="graphic" style:parent-style-name="standard">
      <style:graphic-properties draw:stroke="none" svg:stroke-color="#000000" draw:fill="none" draw:fill-color="#ffffff" draw:textarea-horizontal-align="left" draw:auto-grow-height="true" draw:auto-grow-width="false" fo:min-height="0.307cm" fo:min-width="0.094cm"/>
    </style:style>
    <style:style style:name="gr21" style:family="graphic" style:parent-style-name="standard">
      <style:graphic-properties draw:stroke="none" svg:stroke-color="#000000" draw:fill="none" draw:fill-color="#ffffff" draw:textarea-horizontal-align="left" draw:auto-grow-height="true" draw:auto-grow-width="false" fo:min-height="0.307cm" fo:min-width="0.264cm"/>
    </style:style>
    <style:style style:name="gr22" style:family="graphic" style:parent-style-name="standard">
      <style:graphic-properties draw:stroke="none" svg:stroke-color="#000000" draw:fill="none" draw:fill-color="#ffffff" draw:textarea-horizontal-align="left" draw:auto-grow-height="true" draw:auto-grow-width="false" fo:min-height="0.644cm" fo:min-width="0.243cm"/>
    </style:style>
    <style:style style:name="gr23" style:family="graphic" style:parent-style-name="standard">
      <style:graphic-properties draw:stroke="none" svg:stroke-color="#000000" draw:fill="none" draw:fill-color="#ffffff" draw:textarea-horizontal-align="left" draw:auto-grow-height="true" draw:auto-grow-width="false" fo:min-height="0.307cm" fo:min-width="0.265cm"/>
    </style:style>
    <style:style style:name="gr24" style:family="graphic" style:parent-style-name="standard">
      <style:graphic-properties draw:stroke="none" svg:stroke-color="#000000" draw:fill="none" draw:fill-color="#ffffff" draw:textarea-horizontal-align="left" draw:auto-grow-height="true" draw:auto-grow-width="false" fo:min-height="0.308cm" fo:min-width="0.264cm"/>
    </style:style>
    <style:style style:name="gr25" style:family="graphic" style:parent-style-name="standard">
      <style:graphic-properties draw:stroke="none" svg:stroke-width="0.1cm" svg:stroke-color="#ff9966" draw:marker-start-width="0.35cm" draw:marker-end-width="0.35cm" draw:fill="none" draw:fill-color="#ffffff" draw:textarea-horizontal-align="left" draw:auto-grow-height="true" draw:auto-grow-width="false" fo:min-height="0.376cm" fo:min-width="0.248cm"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false" fo:min-height="0.423cm" fo:min-width="0.264cm"/>
    </style:style>
    <style:style style:name="gr27" style:family="graphic" style:parent-style-name="standard">
      <style:graphic-properties draw:stroke="none" svg:stroke-width="0.1cm" svg:stroke-color="#ff9966" draw:marker-start-width="0.35cm" draw:marker-end-width="0.35cm" draw:fill="none" draw:fill-color="#ffffff" draw:textarea-horizontal-align="left" draw:auto-grow-height="true" draw:auto-grow-width="false" fo:min-height="0.291cm" fo:min-width="0.249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false" fo:min-height="0.308cm" fo:min-width="0.093cm"/>
    </style:style>
    <style:style style:name="gr29" style:family="graphic" style:parent-style-name="standard">
      <style:graphic-properties draw:stroke="none" svg:stroke-color="#000000" draw:fill="none" draw:fill-color="#ffffff" draw:textarea-horizontal-align="left" draw:auto-grow-height="true" draw:auto-grow-width="false" fo:min-height="0.392cm" fo:min-width="0.264cm"/>
    </style:style>
    <style:style style:name="gr30" style:family="graphic" style:parent-style-name="standard">
      <style:graphic-properties draw:stroke="none" svg:stroke-color="#000000" draw:fill="none" draw:fill-color="#ffffff" draw:textarea-horizontal-align="left" draw:auto-grow-height="true" draw:auto-grow-width="false" fo:min-height="0.676cm" fo:min-width="0.264cm"/>
    </style:style>
    <style:style style:name="gr31" style:family="graphic" style:parent-style-name="standard">
      <style:graphic-properties draw:stroke="none" svg:stroke-color="#000000" draw:fill="none" draw:fill-color="#ffffff" draw:textarea-horizontal-align="left" draw:auto-grow-height="true" draw:auto-grow-width="false" fo:min-height="0.98cm" fo:min-width="0.264cm"/>
    </style:style>
    <style:style style:name="gr32" style:family="graphic" style:parent-style-name="standard">
      <style:graphic-properties draw:stroke="none" svg:stroke-color="#000000" draw:fill="none" draw:fill-color="#ffffff" draw:textarea-horizontal-align="left" draw:auto-grow-height="true" draw:auto-grow-width="false" fo:min-height="3.873cm" fo:min-width="0.264cm"/>
    </style:style>
    <style:style style:name="gr33" style:family="graphic" style:parent-style-name="standard">
      <style:graphic-properties svg:stroke-color="#333333" draw:fill="solid" draw:fill-color="#000000"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false" fo:min-height="0.876cm" fo:min-width="0.264cm"/>
    </style:style>
    <style:style style:name="gr35" style:family="graphic" style:parent-style-name="standard">
      <style:graphic-properties draw:stroke="none" svg:stroke-color="#000000" draw:fill="none" draw:fill-color="#ffffff" draw:textarea-horizontal-align="left" draw:auto-grow-height="true" draw:auto-grow-width="false" fo:min-height="0.339cm" fo:min-width="0.264cm"/>
    </style:style>
    <style:style style:name="gr36" style:family="graphic" style:parent-style-name="standard">
      <style:graphic-properties draw:stroke="none" svg:stroke-color="#000000" draw:fill="none" draw:fill-color="#ffffff" draw:textarea-horizontal-align="left" draw:auto-grow-height="true" draw:auto-grow-width="false" fo:min-height="0.477cm" fo:min-width="0.264cm"/>
    </style:style>
    <style:style style:name="gr37" style:family="graphic" style:parent-style-name="standard">
      <style:graphic-properties draw:stroke="none" svg:stroke-color="#000000" draw:fill="none" draw:fill-color="#ffffff" draw:textarea-horizontal-align="left" draw:auto-grow-height="true" draw:auto-grow-width="false" fo:min-height="0.371cm" fo:min-width="0.264cm"/>
    </style:style>
    <style:style style:name="gr38" style:family="graphic" style:parent-style-name="standard">
      <style:graphic-properties draw:stroke="none" svg:stroke-color="#000000" draw:fill="none" draw:fill-color="#ffffff" draw:textarea-horizontal-align="left" draw:auto-grow-height="true" draw:auto-grow-width="false" fo:min-height="0.339cm" fo:min-width="0.265cm"/>
    </style:style>
    <style:style style:name="gr39" style:family="graphic" style:parent-style-name="standard">
      <style:graphic-properties draw:stroke="none" svg:stroke-color="#000000" draw:fill="none" draw:fill-color="#ffffff" draw:textarea-horizontal-align="left" draw:auto-grow-height="true" draw:auto-grow-width="false" fo:min-height="1.854cm" fo:min-width="0.264cm"/>
    </style:style>
    <style:style style:name="gr40" style:family="graphic" style:parent-style-name="standard">
      <style:graphic-properties draw:stroke="none" svg:stroke-color="#000000" draw:fill="none" draw:fill-color="#ffffff" draw:textarea-horizontal-align="left" draw:auto-grow-height="true" draw:auto-grow-width="false" fo:min-height="0.308cm" fo:min-width="0.265cm"/>
    </style:style>
    <style:style style:name="gr41" style:family="graphic" style:parent-style-name="standard">
      <style:graphic-properties draw:stroke="none" svg:stroke-color="#000000" draw:fill="solid" draw:fill-color="#000000" draw:textarea-horizontal-align="left" draw:textarea-vertical-align="middle" draw:auto-grow-height="true" draw:auto-grow-width="false" fo:min-height="0.307cm" fo:min-width="0.093cm" draw:shadow="hidden"/>
    </style:style>
    <style:style style:name="gr42" style:family="graphic" style:parent-style-name="standard">
      <style:graphic-properties draw:stroke="none" svg:stroke-color="#000000" draw:fill="solid" draw:fill-color="#000000" draw:textarea-horizontal-align="left" draw:textarea-vertical-align="middle" draw:auto-grow-height="true" draw:auto-grow-width="false" fo:min-height="0.711cm" fo:min-width="0.094cm" draw:shadow="hidden"/>
    </style:style>
    <style:style style:name="gr43" style:family="graphic" style:parent-style-name="standard">
      <style:graphic-properties draw:stroke="none" svg:stroke-color="#000000" draw:fill="solid" draw:fill-color="#000000" draw:textarea-horizontal-align="left" draw:textarea-vertical-align="middle" draw:auto-grow-height="true" draw:auto-grow-width="false" fo:min-height="0.307cm" fo:min-width="0.094cm" draw:shadow="hidden"/>
    </style:style>
    <style:style style:name="gr44" style:family="graphic" style:parent-style-name="standard">
      <style:graphic-properties draw:stroke="none" svg:stroke-color="#000000" draw:fill="solid" draw:fill-color="#000000" draw:textarea-horizontal-align="left" draw:textarea-vertical-align="middle" draw:auto-grow-height="true" draw:auto-grow-width="false" fo:min-height="1.874cm" fo:min-width="0.093cm" draw:shadow="hidden"/>
    </style:style>
    <style:style style:name="gr45" style:family="graphic" style:parent-style-name="standard">
      <style:graphic-properties draw:stroke="none" svg:stroke-color="#000000" draw:fill="solid" draw:fill-color="#000000" draw:textarea-horizontal-align="left" draw:textarea-vertical-align="middle" draw:auto-grow-height="true" draw:auto-grow-width="false" fo:min-height="6.138cm" fo:min-width="0.093cm" draw:shadow="hidden"/>
    </style:style>
    <style:style style:name="gr46" style:family="graphic" style:parent-style-name="standard">
      <style:graphic-properties draw:stroke="none" svg:stroke-color="#000000" draw:fill="solid" draw:fill-color="#000000" draw:textarea-horizontal-align="left" draw:textarea-vertical-align="middle" draw:auto-grow-height="true" draw:auto-grow-width="false" fo:min-height="0.307cm" fo:min-width="0.264cm" draw:shadow="hidden"/>
    </style:style>
    <style:style style:name="gr47" style:family="graphic" style:parent-style-name="standard">
      <style:graphic-properties draw:stroke="none" svg:stroke-color="#000000" draw:fill="solid" draw:fill-color="#000000" draw:textarea-horizontal-align="left" draw:textarea-vertical-align="middle" draw:auto-grow-height="true" draw:auto-grow-width="false" fo:min-height="0.644cm" fo:min-width="0.243cm" draw:shadow="hidden"/>
    </style:style>
    <style:style style:name="gr48" style:family="graphic" style:parent-style-name="standard">
      <style:graphic-properties draw:stroke="none" svg:stroke-color="#000000" draw:fill="solid" draw:fill-color="#000000" draw:textarea-horizontal-align="left" draw:textarea-vertical-align="middle" draw:auto-grow-height="true" draw:auto-grow-width="false" fo:min-height="0.307cm" fo:min-width="0.265cm" draw:shadow="hidden"/>
    </style:style>
    <style:style style:name="gr49" style:family="graphic" style:parent-style-name="standard">
      <style:graphic-properties draw:stroke="none" svg:stroke-color="#000000" draw:fill="solid" draw:fill-color="#000000" draw:textarea-horizontal-align="left" draw:textarea-vertical-align="middle" draw:auto-grow-height="true" draw:auto-grow-width="false" fo:min-height="0.308cm" fo:min-width="0.264cm" draw:shadow="hidden"/>
    </style:style>
    <style:style style:name="gr50" style:family="graphic" style:parent-style-name="standard">
      <style:graphic-properties draw:stroke="none" svg:stroke-width="0.1cm" svg:stroke-color="#ff9966" draw:marker-start-width="0.35cm" draw:marker-end-width="0.35cm" draw:fill="solid" draw:fill-color="#000000" draw:textarea-horizontal-align="left" draw:textarea-vertical-align="middle" draw:auto-grow-height="true" draw:auto-grow-width="false" fo:min-height="0.376cm" fo:min-width="0.248cm" fo:padding-top="0.175cm" fo:padding-bottom="0.175cm" fo:padding-left="0.3cm" fo:padding-right="0.3cm" draw:shadow="hidden"/>
    </style:style>
    <style:style style:name="gr51" style:family="graphic" style:parent-style-name="standard">
      <style:graphic-properties draw:stroke="none" svg:stroke-color="#000000" draw:fill="solid" draw:fill-color="#000000" draw:textarea-horizontal-align="left" draw:textarea-vertical-align="middle" draw:auto-grow-height="true" draw:auto-grow-width="false" fo:min-height="0.423cm" fo:min-width="0.264cm" draw:shadow="hidden"/>
    </style:style>
    <style:style style:name="gr52" style:family="graphic" style:parent-style-name="standard">
      <style:graphic-properties draw:stroke="none" svg:stroke-width="0.1cm" svg:stroke-color="#ff9966" draw:marker-start-width="0.35cm" draw:marker-end-width="0.35cm" draw:fill="solid" draw:fill-color="#000000" draw:textarea-horizontal-align="left" draw:textarea-vertical-align="middle" draw:auto-grow-height="true" draw:auto-grow-width="false" fo:min-height="0.291cm" fo:min-width="0.249cm" fo:padding-top="0.175cm" fo:padding-bottom="0.175cm" fo:padding-left="0.3cm" fo:padding-right="0.3cm" draw:shadow="hidden"/>
    </style:style>
    <style:style style:name="gr53" style:family="graphic" style:parent-style-name="standard">
      <style:graphic-properties draw:stroke="none" svg:stroke-color="#000000" draw:fill="solid" draw:fill-color="#000000" draw:textarea-horizontal-align="left" draw:textarea-vertical-align="middle" draw:auto-grow-height="true" draw:auto-grow-width="false" fo:min-height="0.308cm" fo:min-width="0.093cm" draw:shadow="hidden"/>
    </style:style>
    <style:style style:name="gr54" style:family="graphic" style:parent-style-name="standard">
      <style:graphic-properties draw:stroke="none" svg:stroke-color="#000000" draw:fill="solid" draw:fill-color="#000000" draw:textarea-horizontal-align="left" draw:textarea-vertical-align="middle" draw:auto-grow-height="true" draw:auto-grow-width="false" fo:min-height="0.392cm" fo:min-width="0.264cm" draw:shadow="hidden"/>
    </style:style>
    <style:style style:name="gr55" style:family="graphic" style:parent-style-name="standard">
      <style:graphic-properties draw:stroke="none" svg:stroke-color="#000000" draw:fill="solid" draw:fill-color="#000000" draw:textarea-horizontal-align="left" draw:textarea-vertical-align="middle" draw:auto-grow-height="true" draw:auto-grow-width="false" fo:min-height="0.676cm" fo:min-width="0.264cm" draw:shadow="hidden"/>
    </style:style>
    <style:style style:name="gr56" style:family="graphic" style:parent-style-name="standard">
      <style:graphic-properties draw:stroke="none" svg:stroke-color="#000000" draw:fill="solid" draw:fill-color="#000000" draw:textarea-horizontal-align="left" draw:textarea-vertical-align="middle" draw:auto-grow-height="true" draw:auto-grow-width="false" fo:min-height="0.98cm" fo:min-width="0.264cm" draw:shadow="hidden"/>
    </style:style>
    <style:style style:name="gr57" style:family="graphic" style:parent-style-name="standard">
      <style:graphic-properties draw:stroke="none" svg:stroke-color="#000000" draw:fill="solid" draw:fill-color="#000000" draw:textarea-horizontal-align="left" draw:textarea-vertical-align="middle" draw:auto-grow-height="true" draw:auto-grow-width="false" fo:min-height="3.873cm" fo:min-width="0.264cm" draw:shadow="hidden"/>
    </style:style>
    <style:style style:name="gr58" style:family="graphic" style:parent-style-name="standard">
      <style:graphic-properties draw:stroke="none" svg:stroke-color="#000000" draw:fill="solid" draw:fill-color="#000000" draw:textarea-horizontal-align="left" draw:textarea-vertical-align="middle" draw:auto-grow-height="true" draw:auto-grow-width="false" fo:min-height="0.876cm" fo:min-width="0.264cm" draw:shadow="hidden"/>
    </style:style>
    <style:style style:name="gr59" style:family="graphic" style:parent-style-name="standard">
      <style:graphic-properties draw:stroke="none" svg:stroke-color="#000000" draw:fill="solid" draw:fill-color="#000000" draw:textarea-horizontal-align="left" draw:textarea-vertical-align="middle" draw:auto-grow-height="true" draw:auto-grow-width="false" fo:min-height="0.339cm" fo:min-width="0.264cm" draw:shadow="hidden"/>
    </style:style>
    <style:style style:name="gr60" style:family="graphic" style:parent-style-name="standard">
      <style:graphic-properties draw:stroke="none" svg:stroke-color="#000000" draw:fill="solid" draw:fill-color="#000000" draw:textarea-horizontal-align="left" draw:textarea-vertical-align="middle" draw:auto-grow-height="true" draw:auto-grow-width="false" fo:min-height="0.477cm" fo:min-width="0.264cm" draw:shadow="hidden"/>
    </style:style>
    <style:style style:name="gr61" style:family="graphic" style:parent-style-name="standard">
      <style:graphic-properties draw:stroke="none" svg:stroke-color="#000000" draw:fill="solid" draw:fill-color="#000000" draw:textarea-horizontal-align="left" draw:textarea-vertical-align="middle" draw:auto-grow-height="true" draw:auto-grow-width="false" fo:min-height="0.371cm" fo:min-width="0.264cm" draw:shadow="hidden"/>
    </style:style>
    <style:style style:name="gr62" style:family="graphic" style:parent-style-name="standard">
      <style:graphic-properties draw:stroke="none" svg:stroke-color="#000000" draw:fill="solid" draw:fill-color="#000000" draw:textarea-horizontal-align="left" draw:textarea-vertical-align="middle" draw:auto-grow-height="true" draw:auto-grow-width="false" fo:min-height="0.339cm" fo:min-width="0.265cm" draw:shadow="hidden"/>
    </style:style>
    <style:style style:name="gr63" style:family="graphic" style:parent-style-name="standard">
      <style:graphic-properties draw:stroke="none" svg:stroke-color="#000000" draw:fill="solid" draw:fill-color="#000000" draw:textarea-horizontal-align="left" draw:textarea-vertical-align="middle" draw:auto-grow-height="true" draw:auto-grow-width="false" fo:min-height="1.854cm" fo:min-width="0.264cm" draw:shadow="hidden"/>
    </style:style>
    <style:style style:name="gr64" style:family="graphic" style:parent-style-name="standard">
      <style:graphic-properties draw:stroke="none" svg:stroke-color="#000000" draw:fill="solid" draw:fill-color="#000000" draw:textarea-horizontal-align="left" draw:textarea-vertical-align="middle" draw:auto-grow-height="true" draw:auto-grow-width="false" fo:min-height="0.308cm" fo:min-width="0.265cm" draw:shadow="hidden"/>
    </style:style>
    <style:style style:name="P1" style:family="paragraph">
      <style:text-properties fo:font-size="10.5pt" style:font-size-asian="10.5pt" style:font-size-complex="10.5pt"/>
    </style:style>
    <style:style style:name="P2" style:family="paragraph">
      <style:paragraph-properties fo:line-height="100%"/>
    </style:style>
    <style:style style:name="P3" style:family="paragraph">
      <style:paragraph-properties fo:line-height="100%"/>
      <style:text-properties fo:font-size="10.5pt" style:font-size-asian="10.5pt" style:font-size-complex="10.5pt"/>
    </style:style>
    <style:style style:name="P4" style:family="paragraph">
      <style:paragraph-properties fo:text-align="center"/>
    </style:style>
    <style:style style:name="P5" style:family="paragraph">
      <style:paragraph-properties fo:text-align="center"/>
      <style:text-properties fo:font-size="10.5pt" style:font-size-asian="10.5pt" style:font-size-complex="10.5pt"/>
    </style:style>
    <style:style style:name="P6" style:family="paragraph">
      <style:paragraph-properties fo:line-height="100%" fo:text-align="center"/>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0.705cm" svg:height="0.662cm" svg:x="10.795cm" svg:y="7.138cm">
          <draw:text-box>
            <text:p><text:span text:style-name="T1">7</text:span></text:p>
          </draw:text-box>
        </draw:frame>
        <draw:frame draw:style-name="gr1" draw:text-style-name="P1" draw:layer="layout" svg:width="0.705cm" svg:height="0.662cm" svg:x="10.216cm" svg:y="8.118cm">
          <draw:text-box>
            <text:p><text:span text:style-name="T1">5</text:span></text:p>
          </draw:text-box>
        </draw:frame>
        <draw:frame draw:style-name="gr1" draw:text-style-name="P1" draw:layer="layout" svg:width="0.705cm" svg:height="0.662cm" svg:x="7.1cm" svg:y="5.538cm">
          <draw:text-box>
            <text:p><text:span text:style-name="T1">6</text:span></text:p>
          </draw:text-box>
        </draw:frame>
        <draw:frame draw:style-name="gr2" draw:text-style-name="P1" draw:layer="layout" svg:width="0.705cm" svg:height="0.662cm" svg:x="9.3cm" svg:y="9.238cm">
          <draw:text-box>
            <text:p><text:span text:style-name="T1">3</text:span></text:p>
          </draw:text-box>
        </draw:frame>
        <draw:frame draw:style-name="gr1" draw:text-style-name="P1" draw:layer="layout" svg:width="0.705cm" svg:height="0.662cm" svg:x="6.3cm" svg:y="6.938cm">
          <draw:text-box>
            <text:p><text:span text:style-name="T1">4</text:span></text:p>
          </draw:text-box>
        </draw:frame>
        <draw:frame draw:style-name="gr1" draw:text-style-name="P1" draw:layer="layout" svg:width="0.705cm" svg:height="0.662cm" svg:x="5.495cm" svg:y="9.938cm">
          <draw:text-box>
            <text:p><text:span text:style-name="T1">2</text:span></text:p>
          </draw:text-box>
        </draw:frame>
        <draw:frame draw:style-name="gr1" draw:text-style-name="P1" draw:layer="layout" svg:width="0.705cm" svg:height="0.662cm" svg:x="7.9cm" svg:y="4.738cm">
          <draw:text-box>
            <text:p><text:span text:style-name="T1">8</text:span></text:p>
          </draw:text-box>
        </draw:frame>
        <draw:frame draw:style-name="gr1" draw:text-style-name="P1" draw:layer="layout" svg:width="0.908cm" svg:height="0.662cm" svg:x="8.792cm" svg:y="11.638cm">
          <draw:text-box>
            <text:p><text:span text:style-name="T1">21</text:span></text:p>
          </draw:text-box>
        </draw:frame>
        <draw:frame draw:style-name="gr3" draw:text-style-name="P3" draw:layer="layout" svg:width="0.705cm" svg:height="0.662cm" svg:x="11cm" svg:y="6.438cm">
          <draw:text-box>
            <text:p text:style-name="P2"><text:span text:style-name="T1">9</text:span></text:p>
          </draw:text-box>
        </draw:frame>
        <draw:frame draw:style-name="gr4" draw:text-style-name="P1" draw:layer="layout" svg:width="0.883cm" svg:height="1.062cm" svg:x="13.1cm" svg:y="5.4cm">
          <draw:text-box>
            <text:p><text:span text:style-name="T1">11</text:span></text:p>
          </draw:text-box>
        </draw:frame>
        <draw:frame draw:style-name="gr1" draw:text-style-name="P1" draw:layer="layout" svg:width="0.908cm" svg:height="0.662cm" svg:x="11.592cm" svg:y="5.7cm">
          <draw:text-box>
            <text:p><text:span text:style-name="T1">10</text:span></text:p>
          </draw:text-box>
        </draw:frame>
        <draw:frame draw:style-name="gr1" draw:text-style-name="P1" draw:layer="layout" svg:width="0.908cm" svg:height="0.662cm" svg:x="9.092cm" svg:y="13.038cm">
          <draw:text-box>
            <text:p><text:span text:style-name="T1">20</text:span></text:p>
          </draw:text-box>
        </draw:frame>
        <draw:frame draw:style-name="gr1" draw:text-style-name="P1" draw:layer="layout" svg:width="0.908cm" svg:height="0.662cm" svg:x="10.792cm" svg:y="13.8cm">
          <draw:text-box>
            <text:p><text:span text:style-name="T1">19</text:span></text:p>
          </draw:text-box>
        </draw:frame>
        <draw:frame draw:style-name="gr5" draw:text-style-name="P1" draw:layer="layout" svg:width="1.008cm" svg:height="0.762cm" svg:x="16.192cm" svg:y="15.7cm">
          <draw:text-box>
            <text:p><text:span text:style-name="T1">18</text:span></text:p>
          </draw:text-box>
        </draw:frame>
        <draw:frame draw:style-name="gr6" draw:text-style-name="P1" draw:layer="layout" svg:width="0.908cm" svg:height="0.8cm" svg:x="19.3cm" svg:y="16.2cm">
          <draw:text-box>
            <text:p><text:span text:style-name="T1">17</text:span></text:p>
          </draw:text-box>
        </draw:frame>
        <draw:frame draw:style-name="gr1" draw:text-style-name="P1" draw:layer="layout" svg:width="0.908cm" svg:height="0.662cm" svg:x="22.8cm" svg:y="16.638cm">
          <draw:text-box>
            <text:p><text:span text:style-name="T1">16</text:span></text:p>
          </draw:text-box>
        </draw:frame>
        <draw:frame draw:style-name="gr1" draw:text-style-name="P1" draw:layer="layout" svg:width="0.908cm" svg:height="0.662cm" svg:x="26.3cm" svg:y="16.638cm">
          <draw:text-box>
            <text:p><text:span text:style-name="T1">15</text:span></text:p>
          </draw:text-box>
        </draw:frame>
        <draw:frame draw:style-name="gr1" draw:text-style-name="P1" draw:layer="layout" svg:width="0.908cm" svg:height="0.662cm" svg:x="26.8cm" svg:y="14.6cm">
          <draw:text-box>
            <text:p><text:span text:style-name="T1">14</text:span></text:p>
          </draw:text-box>
        </draw:frame>
        <draw:frame draw:style-name="gr5" draw:text-style-name="P1" draw:layer="layout" svg:width="1.008cm" svg:height="0.762cm" svg:x="22.7cm" svg:y="10.9cm">
          <draw:text-box>
            <text:p><text:span text:style-name="T1">13</text:span></text:p>
          </draw:text-box>
        </draw:frame>
        <draw:frame draw:style-name="gr1" draw:text-style-name="P1" draw:layer="layout" svg:width="0.908cm" svg:height="0.662cm" svg:x="15.892cm" svg:y="5.938cm">
          <draw:text-box>
            <text:p><text:span text:style-name="T1">12</text:span></text:p>
          </draw:text-box>
        </draw:frame>
        <draw:frame draw:style-name="gr1" draw:text-style-name="P1" draw:layer="layout" svg:width="0.705cm" svg:height="0.662cm" svg:x="8.795cm" svg:y="10.538cm">
          <draw:text-box>
            <text:p><text:span text:style-name="T1">1</text:span></text:p>
          </draw:text-box>
        </draw:frame>
        <draw:path draw:style-name="gr7" draw:text-style-name="P4" draw:layer="layout" svg:width="4.414cm" svg:height="0.93cm" draw:transform="rotate (1.34983764349241) translate (9.42395606250739cm 11.0037655042248cm)" svg:viewBox="0 0 4415 931" svg:d="m0 1c238 60 473 12 716 52 236 40 480-12 718-33 254-22 518-50 763 64 220 102 502 21 713 139 278 155 530 194 795 398 203 156 452 240 706 290l4 20">
          <text:p/>
        </draw:path>
        <draw:path draw:style-name="gr8" draw:text-style-name="P4" draw:layer="layout" svg:width="3.061cm" svg:height="0.372cm" draw:transform="rotate (1.46485484119884) translate (12.6293213873237cm 14.3605821766943cm)" svg:viewBox="0 0 3062 373" svg:d="m0 373c277-231 687-390 929-372 230 18 462 8 692 10 235 4 473-6 702 94 217 94 440 175 673 221l66 35">
          <text:p/>
        </draw:path>
        <draw:path draw:style-name="gr8" draw:text-style-name="P4" draw:layer="layout" svg:width="2.135cm" svg:height="1.458cm" draw:transform="rotate (2.35619449019234) translate (15.729cm 15cm)" svg:viewBox="0 0 2136 1459" svg:d="m0 0c325 19 655-6 972 59 212 43 476 129 545 368 68 233 251 396 413 560l162 162 29 265 15 45">
          <text:p/>
        </draw:path>
        <draw:path draw:style-name="gr8" draw:text-style-name="P4" draw:layer="layout" svg:width="3.152cm" svg:height="1.676cm" draw:transform="rotate (2.41256862503176) translate (19.9004992041645cm 16.2673549761963cm)" svg:viewBox="0 0 3153 1677" svg:d="m0 23c309 1 634-73 927 38 312 119 655 84 944 275 197 130 344 309 489 485 151 183 303 362 456 542l153 171 155 141 29 2">
          <text:p/>
        </draw:path>
        <draw:path draw:style-name="gr8" draw:text-style-name="P4" draw:layer="layout" svg:width="1.433cm" svg:height="0.961cm" draw:transform="rotate (2.5846580892784) translate (23.7290490633708cm 16.4706459963465cm)" svg:viewBox="0 0 1434 962" svg:d="m0 40c294-134 556 107 822 175 242 61 579 236 537 549l75 198v0">
          <text:p/>
        </draw:path>
      </draw:page>
      <draw:page draw:name="page2" draw:style-name="dp1" draw:master-page-name="標準">
        <draw:frame draw:style-name="gr9" draw:text-style-name="P1" draw:layer="layout" svg:width="0.705cm" svg:height="1.562cm" svg:x="7.805cm" svg:y="11.8cm">
          <draw:text-box>
            <text:p><text:span text:style-name="T1">7</text:span></text:p>
          </draw:text-box>
        </draw:frame>
        <draw:frame draw:style-name="gr10" draw:text-style-name="P1" draw:layer="layout" svg:width="0.705cm" svg:height="0.662cm" svg:x="7.31cm" svg:y="12.7cm">
          <draw:text-box>
            <text:p><text:span text:style-name="T1">5</text:span></text:p>
          </draw:text-box>
        </draw:frame>
        <draw:frame draw:style-name="gr3" draw:text-style-name="P1" draw:layer="layout" svg:width="0.705cm" svg:height="0.662cm" svg:x="5.3cm" svg:y="12.138cm">
          <draw:text-box>
            <text:p><text:span text:style-name="T1">6</text:span></text:p>
          </draw:text-box>
        </draw:frame>
        <draw:frame draw:style-name="gr2" draw:text-style-name="P1" draw:layer="layout" svg:width="0.705cm" svg:height="0.662cm" svg:x="7.81cm" svg:y="14cm">
          <draw:text-box>
            <text:p><text:span text:style-name="T1">3</text:span></text:p>
          </draw:text-box>
        </draw:frame>
        <draw:frame draw:style-name="gr1" draw:text-style-name="P1" draw:layer="layout" svg:width="0.705cm" svg:height="0.662cm" svg:x="5.605cm" svg:y="13.438cm">
          <draw:text-box>
            <text:p><text:span text:style-name="T1">4</text:span></text:p>
          </draw:text-box>
        </draw:frame>
        <draw:frame draw:style-name="gr3" draw:text-style-name="P1" draw:layer="layout" svg:width="0.705cm" svg:height="0.662cm" svg:x="9.505cm" svg:y="12.938cm">
          <draw:text-box>
            <text:p><text:span text:style-name="T1">2</text:span></text:p>
          </draw:text-box>
        </draw:frame>
        <draw:frame draw:style-name="gr1" draw:text-style-name="P1" draw:layer="layout" svg:width="0.705cm" svg:height="0.662cm" svg:x="9.805cm" svg:y="12.3cm">
          <draw:text-box>
            <text:p><text:span text:style-name="T1">8</text:span></text:p>
          </draw:text-box>
        </draw:frame>
        <draw:frame draw:style-name="gr3" draw:text-style-name="P1" draw:layer="layout" svg:width="0.908cm" svg:height="0.662cm" svg:x="20.41cm" svg:y="11.738cm">
          <draw:text-box>
            <text:p><text:span text:style-name="T1">21</text:span></text:p>
          </draw:text-box>
        </draw:frame>
        <draw:frame draw:style-name="gr3" draw:text-style-name="P3" draw:layer="layout" svg:width="0.705cm" svg:height="0.662cm" svg:x="11.31cm" svg:y="11.838cm">
          <draw:text-box>
            <text:p text:style-name="P2"><text:span text:style-name="T1">9</text:span></text:p>
          </draw:text-box>
        </draw:frame>
        <draw:frame draw:style-name="gr11" draw:text-style-name="P1" draw:layer="layout" svg:width="0.883cm" svg:height="7.938cm" svg:x="11.727cm" svg:y="10.3cm">
          <draw:text-box>
            <text:p><text:span text:style-name="T1">11</text:span></text:p>
          </draw:text-box>
        </draw:frame>
        <draw:frame draw:style-name="gr1" draw:text-style-name="P1" draw:layer="layout" svg:width="0.908cm" svg:height="0.662cm" svg:x="10.802cm" svg:y="10.938cm">
          <draw:text-box>
            <text:p><text:span text:style-name="T1">10</text:span></text:p>
          </draw:text-box>
        </draw:frame>
        <draw:frame draw:style-name="gr12" draw:text-style-name="P1" draw:layer="layout" svg:width="0.908cm" svg:height="0.662cm" svg:x="15.402cm" svg:y="9.938cm">
          <draw:text-box>
            <text:p><text:span text:style-name="T1">20</text:span></text:p>
          </draw:text-box>
        </draw:frame>
        <draw:frame draw:style-name="gr1" draw:text-style-name="P1" draw:layer="layout" svg:width="0.908cm" svg:height="0.662cm" svg:x="12.302cm" svg:y="10.1cm">
          <draw:text-box>
            <text:p><text:span text:style-name="T1">19</text:span></text:p>
          </draw:text-box>
        </draw:frame>
        <draw:frame draw:style-name="gr13" draw:text-style-name="P1" draw:layer="layout" svg:width="1.008cm" svg:height="0.862cm" svg:x="10.802cm" svg:y="9.5cm">
          <draw:text-box>
            <text:p><text:span text:style-name="T1">18</text:span></text:p>
          </draw:text-box>
        </draw:frame>
        <draw:frame draw:style-name="gr6" draw:text-style-name="P1" draw:layer="layout" svg:width="0.908cm" svg:height="0.8cm" svg:x="8.91cm" svg:y="8.2cm">
          <draw:text-box>
            <text:p><text:span text:style-name="T1">17</text:span></text:p>
          </draw:text-box>
        </draw:frame>
        <draw:frame draw:style-name="gr1" draw:text-style-name="P1" draw:layer="layout" svg:width="0.908cm" svg:height="0.662cm" svg:x="6.702cm" svg:y="8.3cm">
          <draw:text-box>
            <text:p><text:span text:style-name="T1">16</text:span></text:p>
          </draw:text-box>
        </draw:frame>
        <draw:frame draw:style-name="gr3" draw:text-style-name="P1" draw:layer="layout" svg:width="0.908cm" svg:height="0.662cm" svg:x="8.41cm" svg:y="9.338cm">
          <draw:text-box>
            <text:p><text:span text:style-name="T1">15</text:span></text:p>
          </draw:text-box>
        </draw:frame>
        <draw:frame draw:style-name="gr1" draw:text-style-name="P1" draw:layer="layout" svg:width="0.908cm" svg:height="0.662cm" svg:x="6.002cm" svg:y="9.538cm">
          <draw:text-box>
            <text:p><text:span text:style-name="T1">14</text:span></text:p>
          </draw:text-box>
        </draw:frame>
        <draw:frame draw:style-name="gr5" draw:text-style-name="P1" draw:layer="layout" svg:width="1.008cm" svg:height="0.762cm" svg:x="8.31cm" svg:y="10.338cm">
          <draw:text-box>
            <text:p><text:span text:style-name="T1">13</text:span></text:p>
          </draw:text-box>
        </draw:frame>
        <draw:frame draw:style-name="gr1" draw:text-style-name="P1" draw:layer="layout" svg:width="0.908cm" svg:height="0.662cm" svg:x="10.51cm" svg:y="10cm">
          <draw:text-box>
            <text:p><text:span text:style-name="T1">12</text:span></text:p>
          </draw:text-box>
        </draw:frame>
        <draw:frame draw:style-name="gr1" draw:text-style-name="P1" draw:layer="layout" svg:width="0.705cm" svg:height="0.662cm" svg:x="10.91cm" svg:y="12.6cm">
          <draw:text-box>
            <text:p><text:span text:style-name="T1">1</text:span></text:p>
          </draw:text-box>
        </draw:frame>
        <draw:path draw:style-name="gr14" draw:text-style-name="P4" draw:layer="layout" svg:width="2.583cm" svg:height="1.093cm" draw:transform="skewX (-0.0808087443673375) rotate (1.416858286769) translate (15.4187546768277cm 13.5728025907528cm)" svg:viewBox="0 0 2584 1094" svg:d="m0 371c192-229 476-388 645-370 159 18 320 7 480 10 162 3 327-6 486 92 151 94 306 174 467 219l506 772">
          <text:p/>
        </draw:path>
        <draw:frame draw:style-name="gr3" draw:text-style-name="P1" draw:layer="layout" svg:width="0.908cm" svg:height="0.662cm" svg:x="20.41cm" svg:y="11.738cm">
          <draw:text-box>
            <text:p><text:span text:style-name="T1">21</text:span></text:p>
          </draw:text-box>
        </draw:frame>
        <draw:frame draw:style-name="gr3" draw:text-style-name="P1" draw:layer="layout" svg:width="0.908cm" svg:height="0.662cm" svg:x="20.41cm" svg:y="11.738cm">
          <draw:text-box>
            <text:p><text:span text:style-name="T1">21</text:span></text:p>
          </draw:text-box>
        </draw:frame>
        <draw:frame draw:style-name="gr3" draw:text-style-name="P1" draw:layer="layout" svg:width="0.908cm" svg:height="0.662cm" svg:x="20.41cm" svg:y="11.738cm">
          <draw:text-box>
            <text:p><text:span text:style-name="T1">21</text:span></text:p>
          </draw:text-box>
        </draw:frame>
        <draw:frame draw:style-name="gr15" draw:text-style-name="P1" draw:layer="layout" svg:width="0.908cm" svg:height="0.7cm" svg:x="13.602cm" svg:y="13.4cm">
          <draw:text-box>
            <text:p><text:span text:style-name="T1">28</text:span></text:p>
          </draw:text-box>
        </draw:frame>
        <draw:frame draw:style-name="gr3" draw:text-style-name="P1" draw:layer="layout" svg:width="0.908cm" svg:height="0.662cm" svg:x="17.61cm" svg:y="14cm">
          <draw:text-box>
            <text:p><text:span text:style-name="T1">27</text:span></text:p>
          </draw:text-box>
        </draw:frame>
        <draw:frame draw:style-name="gr3" draw:text-style-name="P1" draw:layer="layout" svg:width="0.908cm" svg:height="0.662cm" svg:x="21.81cm" svg:y="14.3cm">
          <draw:text-box>
            <text:p><text:span text:style-name="T1">26</text:span></text:p>
          </draw:text-box>
        </draw:frame>
        <draw:frame draw:style-name="gr3" draw:text-style-name="P1" draw:layer="layout" svg:width="0.908cm" svg:height="0.662cm" svg:x="23.31cm" svg:y="16cm">
          <draw:text-box>
            <text:p><text:span text:style-name="T1">25</text:span></text:p>
          </draw:text-box>
        </draw:frame>
        <draw:frame draw:style-name="gr3" draw:text-style-name="P1" draw:layer="layout" svg:width="0.908cm" svg:height="0.662cm" svg:x="24.402cm" svg:y="14.138cm">
          <draw:text-box>
            <text:p><text:span text:style-name="T1">24</text:span></text:p>
          </draw:text-box>
        </draw:frame>
        <draw:frame draw:style-name="gr2" draw:text-style-name="P1" draw:layer="layout" svg:width="0.908cm" svg:height="0.662cm" svg:x="24.31cm" svg:y="12.338cm">
          <draw:text-box>
            <text:p><text:span text:style-name="T1">23</text:span></text:p>
          </draw:text-box>
        </draw:frame>
        <draw:frame draw:style-name="gr3" draw:text-style-name="P1" draw:layer="layout" svg:width="0.908cm" svg:height="0.662cm" svg:x="22.402cm" svg:y="12.9cm">
          <draw:text-box>
            <text:p><text:span text:style-name="T1">22</text:span></text:p>
          </draw:text-box>
        </draw:frame>
        <draw:path draw:style-name="gr14" draw:text-style-name="P4" draw:layer="layout" svg:width="1.877cm" svg:height="0.703cm" draw:transform="skewX (-0.205599785884932) rotate (1.32051611205891) translate (19.5260192967548cm 14.2873031702028cm)" svg:viewBox="0 0 1878 704" svg:d="m0 278c158-299 610-292 748-268 132 23 266 9 397 13 134 4 271-9 402 120 123 123 110 197 244 256l87 305">
          <text:p/>
        </draw:path>
        <draw:path draw:style-name="gr14" draw:text-style-name="P4" draw:layer="layout" svg:width="1.246cm" svg:height="0.639cm" draw:transform="skewX (-0.102101761241668) rotate (1.40132485642625) translate (21.0576331330503cm 14.2856712214807cm)" svg:viewBox="0 0 1247 640" svg:d="m0 212c101-131 248-221 336-211 82 10 167 3 251 5s170-3 253 53c79 53 160 98 244 124l163 457">
          <text:p/>
        </draw:path>
        <draw:path draw:style-name="gr14" draw:text-style-name="P4" draw:layer="layout" svg:width="2.156cm" svg:height="0.628cm" draw:transform="skewX (0.00279252680319091) rotate (1.46520390704924) translate (18.4576659790791cm 14.1768956463277cm)" svg:viewBox="0 0 2157 629" svg:d="m0 214c160-132 397-224 538-213 133 10 267 4 401 5 135 2 273-4 406 53 126 54 255 100 389 126l423 444">
          <text:p/>
        </draw:path>
        <draw:path draw:style-name="gr16" draw:text-style-name="P4" draw:layer="layout" svg:width="4.4cm" svg:height="0.592cm" draw:transform="rotate (2.86775049395188) translate (10.9472266731297cm 12.2652327757332cm)" svg:viewBox="0 0 4401 593" svg:d="m0 587c314 17 630-5 939-48 276-37 545-28 819-14 263 14 474-103 730-97 232 6 447-95 673-145 219-48 438-85 653-140l206-36 207-37 174-70">
          <text:p/>
        </draw:path>
        <draw:path draw:style-name="gr16" draw:text-style-name="P4" draw:layer="layout" svg:width="3.786cm" svg:height="1.814cm" draw:transform="rotate (2.07606914524725) translate (9.84301284834827cm 11.4756591101532cm)" svg:viewBox="0 0 3787 1815" svg:d="m0 1809c348 37 677-106 997-210 323-103 614-281 922-419 264-117 518-255 755-415 216-147 454-260 661-421l173-142 192-131 87-71">
          <text:p/>
        </draw:path>
        <draw:custom-shape draw:style-name="gr17" draw:text-style-name="P4" draw:layer="layout" svg:width="0.5cm" svg:height="0.5cm" svg:x="11.91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0.5cm" svg:height="0.5cm" svg:x="12.5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4" draw:layer="layout" svg:width="2.583cm" svg:height="1.093cm" draw:transform="skewX (-0.0808087443673375) rotate (1.416858286769) translate (12.9187546768277cm 16.4728025907528cm)" svg:viewBox="0 0 2584 1094" svg:d="m0 371c192-229 476-388 645-370 159 18 320 7 480 10 162 3 327-6 486 92 151 94 306 174 467 219l506 772">
          <text:p/>
        </draw:path>
        <draw:path draw:style-name="gr14" draw:text-style-name="P4" draw:layer="layout" svg:width="2.315cm" svg:height="0.432cm" draw:transform="skewX (-0.130376095123976) rotate (1.38107903710311) translate (14.9743091938661cm 16.6741151965796cm)" svg:viewBox="0 0 2316 433" svg:d="m0 433c133 3 274-174 403-76 121 94 768-311 900-267l1013-90">
          <text:p/>
        </draw:path>
        <draw:path draw:style-name="gr14" draw:text-style-name="P4" draw:layer="layout" svg:width="2.264cm" svg:height="2.474cm" draw:transform="skewX (-0.102101761241668) rotate (1.40132485642625) translate (15.7279849388141cm 16.732533932416cm)" svg:viewBox="0 0 2265 2475" svg:d="m0 2475c84 1 492-552 575-496 78 54 684-653 768-628l922-1351">
          <text:p/>
        </draw:path>
        <draw:path draw:style-name="gr14" draw:text-style-name="P4" draw:layer="layout" svg:width="2.35cm" svg:height="0.515cm" draw:transform="skewX (0.00279252680319092) rotate (1.46520390704924) translate (14.1492158664665cm 16.482504859702cm)" svg:viewBox="0 0 2351 516" svg:d="m0 162c135 2 353-209 486-152 127 53 672-11 806 15l1059 491">
          <text:p/>
        </draw:path>
        <draw:path draw:style-name="gr14" draw:text-style-name="P4" draw:layer="layout" svg:width="0.922cm" svg:height="0.983cm" draw:transform="skewX (-0.0808087443673375) rotate (1.416858286769) translate (15.7187546768277cm 10.3728025907528cm)" svg:viewBox="0 0 923 984" svg:d="m0 371c192-229 476-388 645-370 159 18 90 151 250 153 162 3-430 343-271 441 151 94-740 343-579 389">
          <text:p/>
        </draw:path>
        <draw:path draw:style-name="gr14" draw:text-style-name="P4" draw:layer="layout" svg:width="1.196cm" svg:height="1.243cm" draw:transform="skewX (-0.130376095123976) rotate (1.38107903710311) translate (17.4629337654343cm 10.7259106139504cm)" svg:viewBox="0 0 1197 1244" svg:d="m29 41c156-228 1019 560 1155 579 131 17-804 620-675 623 133 3-509-4-509-4">
          <text:p/>
        </draw:path>
        <draw:path draw:style-name="gr14" draw:text-style-name="P4" draw:layer="layout" svg:width="1.396cm" svg:height="2.997cm" draw:transform="skewX (-0.102101761241668) rotate (1.40132485642625) translate (18.2015665045342cm 11.4052899066036cm)" svg:viewBox="0 0 1397 2998" svg:d="m614 5c101-131 690 2451 778 2461 83 10-1066 463-983 465 85 1-484 11-401 67">
          <text:p/>
        </draw:path>
        <draw:path draw:style-name="gr14" draw:text-style-name="P4" draw:layer="layout" svg:width="1.063cm" svg:height="1.098cm" draw:transform="skewX (0.0027925268031909) rotate (1.46520390704924) translate (16.794316225753cm 10.5976405590259cm)" svg:viewBox="0 0 1064 1099" svg:d="m0 22c161-132 907 375 1048 386 132 10-577 548-443 550 135 1-520 85-387 141">
          <text:p/>
        </draw:path>
        <draw:path draw:style-name="gr18" draw:text-style-name="P4" draw:layer="layout" svg:width="3.15cm" svg:height="5.727cm" draw:transform="rotate (-1.25227373830593) translate (21.047645432059cm 12.075252445812cm)" svg:viewBox="0 0 3151 5728" svg:d="m0 5721c223 10 499 36 652-179 123-174 109-409 215-588 139-233-544-531 12-368 281 82 421-247 579-424 219-246-505-571 116-554 268 8 522-102 691-298 135-157 213-325 156-607-59-293-757-309-73-441 263-51 391-317 504-535 118-227-83-439-113-718-26-237 196-393 340-568l72-217-145-224-178 73">
          <text:p/>
        </draw:path>
        <draw:path draw:style-name="gr14" draw:text-style-name="P4" draw:layer="layout" svg:width="2.497cm" svg:height="0.994cm" draw:transform="skewX (0.00279252680319094) rotate (1.46520390704924) translate (16.8575283661695cm 13.8768806724798cm)" svg:viewBox="0 0 2498 995" svg:d="m0 214c161-132 397-223 538-213 133 10 267 4 401 6 135 1 273-4 406 52 126 54 255 100 390 126l763 810">
          <text:p/>
        </draw:path>
      </draw:page>
      <draw:page draw:name="page3" draw:style-name="dp1" draw:master-page-name="標準">
        <draw:frame draw:style-name="gr19" draw:text-style-name="P1" draw:layer="layout" svg:width="0.705cm" svg:height="0.662cm" svg:x="4.913cm" svg:y="5.102cm">
          <draw:text-box>
            <text:p><text:span text:style-name="T1">7</text:span></text:p>
          </draw:text-box>
        </draw:frame>
        <draw:frame draw:style-name="gr20" draw:text-style-name="P1" draw:layer="layout" svg:width="0.705cm" svg:height="0.662cm" svg:x="8.08cm" svg:y="4.677cm">
          <draw:text-box>
            <text:p><text:span text:style-name="T1">5</text:span></text:p>
          </draw:text-box>
        </draw:frame>
        <draw:frame draw:style-name="gr20" draw:text-style-name="P1" draw:layer="layout" svg:width="0.705cm" svg:height="0.662cm" svg:x="6.095cm" svg:y="5.07cm">
          <draw:text-box>
            <text:p><text:span text:style-name="T1">6</text:span></text:p>
          </draw:text-box>
        </draw:frame>
        <draw:frame draw:style-name="gr20" draw:text-style-name="P1" draw:layer="layout" svg:width="0.705cm" svg:height="0.662cm" svg:x="5.67cm" svg:y="5.238cm">
          <draw:text-box>
            <text:p><text:span text:style-name="T1">3</text:span></text:p>
          </draw:text-box>
        </draw:frame>
        <draw:frame draw:style-name="gr19" draw:text-style-name="P1" draw:layer="layout" svg:width="0.705cm" svg:height="0.662cm" svg:x="6.57cm" svg:y="5.014cm">
          <draw:text-box>
            <text:p><text:span text:style-name="T1">4</text:span></text:p>
          </draw:text-box>
        </draw:frame>
        <draw:frame draw:style-name="gr19" draw:text-style-name="P1" draw:layer="layout" svg:width="0.705cm" svg:height="0.662cm" svg:x="6.654cm" svg:y="5.35cm">
          <draw:text-box>
            <text:p><text:span text:style-name="T1">2</text:span></text:p>
          </draw:text-box>
        </draw:frame>
        <draw:frame draw:style-name="gr19" draw:text-style-name="P1" draw:layer="layout" svg:width="0.705cm" svg:height="0.662cm" svg:x="5.254cm" svg:y="4.597cm">
          <draw:text-box>
            <text:p><text:span text:style-name="T1">8</text:span></text:p>
          </draw:text-box>
        </draw:frame>
        <draw:frame draw:style-name="gr21" draw:text-style-name="P1" draw:layer="layout" svg:width="0.908cm" svg:height="0.662cm" svg:x="17.509cm" svg:y="15.332cm">
          <draw:text-box>
            <text:p><text:span text:style-name="T1">31</text:span></text:p>
          </draw:text-box>
        </draw:frame>
        <draw:frame draw:style-name="gr19" draw:text-style-name="P3" draw:layer="layout" svg:width="0.705cm" svg:height="0.662cm" svg:x="7.243cm" svg:y="3.972cm">
          <draw:text-box>
            <text:p text:style-name="P2"><text:span text:style-name="T1">9</text:span></text:p>
          </draw:text-box>
        </draw:frame>
        <draw:frame draw:style-name="gr22" draw:text-style-name="P1" draw:layer="layout" svg:width="0.883cm" svg:height="0.894cm" svg:x="9.361cm" svg:y="1.952cm">
          <draw:text-box>
            <text:p><text:span text:style-name="T1">11</text:span></text:p>
          </draw:text-box>
        </draw:frame>
        <draw:frame draw:style-name="gr23" draw:text-style-name="P1" draw:layer="layout" svg:width="0.908cm" svg:height="0.662cm" svg:x="8cm" svg:y="3.331cm">
          <draw:text-box>
            <text:p><text:span text:style-name="T1">10</text:span></text:p>
          </draw:text-box>
        </draw:frame>
        <draw:frame draw:style-name="gr23" draw:text-style-name="P1" draw:layer="layout" svg:width="0.908cm" svg:height="0.662cm" svg:x="24.739cm" svg:y="10.031cm">
          <draw:text-box draw:corner-radius="3.298cm">
            <text:p><text:span text:style-name="T1">20</text:span></text:p>
          </draw:text-box>
        </draw:frame>
        <draw:frame draw:style-name="gr24" draw:text-style-name="P1" draw:layer="layout" svg:width="0.908cm" svg:height="0.662cm" svg:x="24.992cm" svg:y="8.211cm">
          <draw:text-box>
            <text:p><text:span text:style-name="T1">19</text:span></text:p>
          </draw:text-box>
        </draw:frame>
        <draw:frame draw:style-name="gr25" draw:text-style-name="P1" draw:layer="layout" svg:width="1.008cm" svg:height="0.762cm" svg:x="24.157cm" svg:y="8.716cm">
          <draw:text-box>
            <text:p><text:span text:style-name="T1">18</text:span></text:p>
          </draw:text-box>
        </draw:frame>
        <draw:frame draw:style-name="gr26" draw:text-style-name="P1" draw:layer="layout" svg:width="0.908cm" svg:height="0.673cm" svg:x="21.626cm" svg:y="9.021cm">
          <draw:text-box>
            <text:p><text:span text:style-name="T1">17</text:span></text:p>
          </draw:text-box>
        </draw:frame>
        <draw:frame draw:style-name="gr21" draw:text-style-name="P1" draw:layer="layout" svg:width="0.908cm" svg:height="0.662cm" svg:x="18.519cm" svg:y="8.885cm">
          <draw:text-box>
            <text:p><text:span text:style-name="T1">16</text:span></text:p>
          </draw:text-box>
        </draw:frame>
        <draw:frame draw:style-name="gr21" draw:text-style-name="P1" draw:layer="layout" svg:width="0.908cm" svg:height="0.662cm" svg:x="14.274cm" svg:y="9.411cm">
          <draw:text-box>
            <text:p><text:span text:style-name="T1">15</text:span></text:p>
          </draw:text-box>
        </draw:frame>
        <draw:frame draw:style-name="gr21" draw:text-style-name="P1" draw:layer="layout" svg:width="0.908cm" svg:height="0.662cm" svg:x="13.47cm" svg:y="7.033cm">
          <draw:text-box>
            <text:p><text:span text:style-name="T1">14</text:span></text:p>
          </draw:text-box>
        </draw:frame>
        <draw:frame draw:style-name="gr27" draw:text-style-name="P1" draw:layer="layout" svg:width="1.008cm" svg:height="0.762cm" svg:x="12.285cm" svg:y="2.962cm">
          <draw:text-box>
            <text:p><text:span text:style-name="T1">13</text:span></text:p>
          </draw:text-box>
        </draw:frame>
        <draw:frame draw:style-name="gr21" draw:text-style-name="P1" draw:layer="layout" svg:width="0.908cm" svg:height="0.662cm" svg:x="11.03cm" svg:y="1.7cm">
          <draw:text-box>
            <text:p><text:span text:style-name="T1">12</text:span></text:p>
          </draw:text-box>
        </draw:frame>
        <draw:frame draw:style-name="gr28" draw:text-style-name="P1" draw:layer="layout" svg:width="0.705cm" svg:height="0.662cm" svg:x="8.169cm" svg:y="5.318cm">
          <draw:text-box draw:corner-radius="0.29cm">
            <text:p><text:span text:style-name="T1">1</text:span></text:p>
          </draw:text-box>
        </draw:frame>
        <draw:frame draw:style-name="gr29" draw:text-style-name="P1" draw:layer="layout" svg:width="0.908cm" svg:height="0.662cm" svg:x="15.237cm" svg:y="16.51cm">
          <draw:text-box>
            <text:p><text:span text:style-name="T1">37</text:span></text:p>
          </draw:text-box>
        </draw:frame>
        <draw:frame draw:style-name="gr21" draw:text-style-name="P1" draw:layer="layout" svg:width="0.908cm" svg:height="0.662cm" svg:x="13.884cm" svg:y="16.426cm">
          <draw:text-box>
            <text:p><text:span text:style-name="T1">38</text:span></text:p>
          </draw:text-box>
        </draw:frame>
        <draw:frame draw:style-name="gr21" draw:text-style-name="P1" draw:layer="layout" svg:width="0.908cm" svg:height="0.662cm" svg:x="23.898cm" svg:y="12.419cm">
          <draw:text-box>
            <text:p><text:span text:style-name="T1">21</text:span></text:p>
          </draw:text-box>
        </draw:frame>
        <draw:frame draw:style-name="gr30" draw:text-style-name="P1" draw:layer="layout" svg:width="0.908cm" svg:height="0.926cm" svg:x="13.975cm" svg:y="17.099cm">
          <draw:text-box draw:corner-radius="1.308cm">
            <text:p><text:span text:style-name="T1">36</text:span></text:p>
          </draw:text-box>
        </draw:frame>
        <draw:frame draw:style-name="gr21" draw:text-style-name="P1" draw:layer="layout" svg:width="0.908cm" svg:height="0.662cm" svg:x="14.894cm" svg:y="17.384cm">
          <draw:text-box>
            <text:p><text:span text:style-name="T1">34</text:span></text:p>
          </draw:text-box>
        </draw:frame>
        <draw:frame draw:style-name="gr31" draw:text-style-name="P1" draw:layer="layout" svg:width="0.908cm" svg:height="1.23cm" svg:x="20.792cm" svg:y="15.1cm">
          <draw:text-box>
            <text:p><text:span text:style-name="T1">22</text:span></text:p>
          </draw:text-box>
        </draw:frame>
        <draw:frame draw:style-name="gr21" draw:text-style-name="P1" draw:layer="layout" svg:width="0.908cm" svg:height="0.662cm" svg:x="15.069cm" svg:y="16.879cm">
          <draw:text-box>
            <text:p><text:span text:style-name="T1">35</text:span></text:p>
          </draw:text-box>
        </draw:frame>
        <draw:frame draw:style-name="gr21" draw:text-style-name="P1" draw:layer="layout" svg:width="0.908cm" svg:height="0.662cm" svg:x="15.742cm" svg:y="16.795cm">
          <draw:text-box>
            <text:p><text:span text:style-name="T1">33</text:span></text:p>
          </draw:text-box>
        </draw:frame>
        <draw:frame draw:style-name="gr21" draw:text-style-name="P1" draw:layer="layout" svg:width="0.908cm" svg:height="0.662cm" svg:x="18.014cm" svg:y="15.585cm">
          <draw:text-box>
            <text:p><text:span text:style-name="T1">23</text:span></text:p>
          </draw:text-box>
        </draw:frame>
        <draw:frame draw:style-name="gr32" draw:text-style-name="P1" draw:layer="layout" svg:width="0.908cm" svg:height="4.123cm" svg:x="8.499cm" svg:y="5.403cm">
          <draw:text-box draw:corner-radius="5.198cm">
            <text:p><text:span text:style-name="T1">46</text:span></text:p>
          </draw:text-box>
        </draw:frame>
        <draw:custom-shape draw:style-name="gr33" draw:text-style-name="P4" draw:layer="layout" svg:width="0.384cm" svg:height="0.384cm" svg:x="10.141cm" svg:y="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 draw:layer="layout" svg:width="0.908cm" svg:height="0.662cm" svg:x="17.509cm" svg:y="15.332cm">
          <draw:text-box>
            <text:p><text:span text:style-name="T1">31</text:span></text:p>
          </draw:text-box>
        </draw:frame>
        <draw:frame draw:style-name="gr21" draw:text-style-name="P1" draw:layer="layout" svg:width="0.908cm" svg:height="0.662cm" svg:x="17.762cm" svg:y="17.604cm">
          <draw:text-box>
            <text:p><text:span text:style-name="T1">30</text:span></text:p>
          </draw:text-box>
        </draw:frame>
        <draw:frame draw:style-name="gr34" draw:text-style-name="P1" draw:layer="layout" svg:width="0.908cm" svg:height="1.126cm" svg:x="16.079cm" svg:y="17.52cm">
          <draw:text-box>
            <text:p><text:span text:style-name="T1">29</text:span></text:p>
          </draw:text-box>
        </draw:frame>
        <draw:frame draw:style-name="gr35" draw:text-style-name="P1" draw:layer="layout" svg:width="0.908cm" svg:height="0.662cm" svg:x="16.92cm" svg:y="18.025cm">
          <draw:text-box draw:corner-radius="1.308cm">
            <text:p><text:span text:style-name="T1">28</text:span></text:p>
          </draw:text-box>
        </draw:frame>
        <draw:frame draw:style-name="gr36" draw:text-style-name="P1" draw:layer="layout" svg:width="0.908cm" svg:height="0.727cm" svg:x="15.82cm" svg:y="18.813cm">
          <draw:text-box>
            <text:p><text:span text:style-name="T1">27</text:span></text:p>
          </draw:text-box>
        </draw:frame>
        <draw:frame draw:style-name="gr37" draw:text-style-name="P1" draw:layer="layout" svg:width="0.908cm" svg:height="0.662cm" svg:x="17.425cm" svg:y="18.33cm">
          <draw:text-box>
            <text:p><text:span text:style-name="T1">26</text:span></text:p>
          </draw:text-box>
        </draw:frame>
        <draw:frame draw:style-name="gr21" draw:text-style-name="P1" draw:layer="layout" svg:width="0.908cm" svg:height="0.662cm" svg:x="17.089cm" svg:y="19.203cm">
          <draw:text-box>
            <text:p><text:span text:style-name="T1">25</text:span></text:p>
          </draw:text-box>
        </draw:frame>
        <draw:frame draw:style-name="gr21" draw:text-style-name="P1" draw:layer="layout" svg:width="0.908cm" svg:height="0.662cm" svg:x="18.098cm" svg:y="18.446cm">
          <draw:text-box>
            <text:p><text:span text:style-name="T1">24</text:span></text:p>
          </draw:text-box>
        </draw:frame>
        <draw:frame draw:style-name="gr38" draw:text-style-name="P1" draw:layer="layout" svg:width="0.908cm" svg:height="0.662cm" svg:x="15.735cm" svg:y="15.164cm">
          <draw:text-box>
            <text:p><text:span text:style-name="T1">32</text:span></text:p>
          </draw:text-box>
        </draw:frame>
        <draw:frame draw:style-name="gr21" draw:text-style-name="P1" draw:layer="layout" svg:width="0.908cm" svg:height="0.662cm" svg:x="15.237cm" svg:y="16.206cm">
          <draw:text-box>
            <text:p><text:span text:style-name="T1">39</text:span></text:p>
          </draw:text-box>
        </draw:frame>
        <draw:frame draw:style-name="gr38" draw:text-style-name="P1" draw:layer="layout" svg:width="0.908cm" svg:height="0.662cm" svg:x="15.146cm" svg:y="14.996cm">
          <draw:text-box>
            <text:p><text:span text:style-name="T1">40</text:span></text:p>
          </draw:text-box>
        </draw:frame>
        <draw:frame draw:style-name="gr21" draw:text-style-name="P1" draw:layer="layout" svg:width="0.908cm" svg:height="0.662cm" svg:x="9.929cm" svg:y="6.16cm">
          <draw:text-box>
            <text:p><text:span text:style-name="T1">45</text:span></text:p>
          </draw:text-box>
        </draw:frame>
        <draw:frame draw:style-name="gr24" draw:text-style-name="P1" draw:layer="layout" svg:width="0.908cm" svg:height="0.662cm" svg:x="10.855cm" svg:y="7.59cm">
          <draw:text-box>
            <text:p><text:span text:style-name="T1">44</text:span></text:p>
          </draw:text-box>
        </draw:frame>
        <draw:frame draw:style-name="gr24" draw:text-style-name="P1" draw:layer="layout" svg:width="0.908cm" svg:height="0.662cm" svg:x="11.107cm" svg:y="9.273cm">
          <draw:text-box draw:corner-radius="0.3cm">
            <text:p><text:span text:style-name="T1">43</text:span></text:p>
          </draw:text-box>
        </draw:frame>
        <draw:frame draw:style-name="gr39" draw:text-style-name="P1" draw:layer="layout" svg:width="0.908cm" svg:height="2.104cm" svg:x="11.023cm" svg:y="12.555cm">
          <draw:text-box draw:corner-radius="5.198cm">
            <text:p><text:span text:style-name="T1">42</text:span></text:p>
          </draw:text-box>
        </draw:frame>
        <draw:frame draw:style-name="gr21" draw:text-style-name="P1" draw:layer="layout" svg:width="0.908cm" svg:height="0.662cm" svg:x="12.04cm" svg:y="14.186cm">
          <draw:text-box draw:corner-radius="0.208cm">
            <text:p><text:span text:style-name="T1">41</text:span></text:p>
          </draw:text-box>
        </draw:frame>
        <draw:frame draw:style-name="gr40" draw:text-style-name="P1" draw:layer="layout" svg:width="0.908cm" svg:height="0.662cm" svg:x="8cm" svg:y="3.635cm">
          <draw:text-box>
            <text:p><text:span text:style-name="T1">48</text:span></text:p>
          </draw:text-box>
        </draw:frame>
        <draw:frame draw:style-name="gr21" draw:text-style-name="P1" draw:layer="layout" svg:width="0.908cm" svg:height="0.662cm" svg:x="8.085cm" svg:y="4.425cm">
          <draw:text-box>
            <text:p><text:span text:style-name="T1">47</text:span></text:p>
          </draw:text-box>
        </draw:frame>
      </draw:page>
      <draw:page draw:name="page4" draw:style-name="dp1" draw:master-page-name="標準">
        <draw:polygon draw:style-name="gr41" draw:text-style-name="P5" draw:layer="layout" svg:width="0.171cm" svg:height="0.261cm" svg:x="9.228cm" svg:y="4.8cm" svg:viewBox="0 0 172 262" draw:points="0,31 0,0 172,0 172,25 166,32 159,40 153,48 147,56 134,76 121,97 110,119 99,142 90,165 83,189 78,206 75,224 72,243 70,262 37,262 37,254 38,245 39,237 40,227 44,208 49,186 56,164 64,143 73,121 83,101 94,81 106,63 118,46 124,38 130,31">
          <text:p/>
        </draw:polygon>
        <draw:polygon draw:style-name="gr42" draw:text-style-name="P5" draw:layer="layout" svg:width="0.175cm" svg:height="0.265cm" svg:x="7.86cm" svg:y="6.731cm" svg:viewBox="0 0 176 266" draw:points="0,192 34,189 35,195 37,201 38,206 40,211 43,215 45,219 47,221 48,223 50,225 51,226 55,229 59,232 62,234 67,236 71,237 75,238 80,239 85,239 91,239 94,238 97,238 99,237 102,237 105,236 107,235 110,233 112,232 114,231 117,229 119,227 121,226 125,221 127,219 129,217 131,214 132,212 133,209 135,207 137,201 139,195 140,188 141,182 141,175 141,168 140,162 139,156 137,150 136,147 135,145 134,142 132,140 131,137 129,135 128,133 126,131 124,129 122,127 120,126 118,124 115,123 113,121 111,120 108,119 105,118 103,117 97,116 91,115 85,115 81,115 77,115 73,116 70,117 66,118 63,119 60,120 56,122 53,124 51,126 48,128 45,130 43,132 41,135 39,137 37,140 6,136 32,0 164,0 164,31 57,31 43,103 49,99 55,95 62,93 68,90 74,88 80,87 87,86 93,86 102,86 110,88 118,89 122,91 125,92 129,94 133,95 136,97 139,100 146,104 152,110 158,116 160,120 163,123 165,126 167,130 168,134 170,137 171,141 173,145 175,154 176,163 176,172 176,181 175,189 173,197 171,205 168,213 164,220 160,227 155,234 152,238 148,241 145,245 141,248 137,251 133,253 129,256 125,258 120,260 116,261 111,263 106,264 101,265 96,265 85,266 76,266 68,265 60,263 52,261 45,258 38,255 32,250 26,246 21,240 16,235 12,229 8,222 5,215 3,208 1,200">
          <text:p/>
        </draw:polygon>
        <draw:path draw:style-name="gr43" draw:text-style-name="P5" draw:layer="layout" svg:width="0.174cm" svg:height="0.269cm" svg:x="7.2cm" svg:y="6.73cm" svg:viewBox="0 0 175 270" svg:d="m171 66-33 3-1-5-1-4-2-4-1-4-2-3-1-3-2-3-2-2-4-3-1-2-2-1-2-1-2-2-2-1h-2l-2-1-2-1-2-1h-2l-3-1h-2-5-3l-4 1h-4l-3 1-4 1-3 2-3 2-3 2-4 3-3 3-3 3-4 4-2 5-3 4-3 5-2 5-2 6-2 6-1 7-2 7-1 8v9l-1 18 3-4 3-4 4-4 3-3 4-4 3-2 4-3 5-2 4-2 4-2 5-2 4-1 4-1h5l4-1h5 8l4 1h4l3 1 4 1 4 2 3 1 3 2 4 1 3 2 3 2 6 5 6 6 3 3 3 3 2 3 2 4 2 3 2 4 2 3 1 4 3 8 2 9 1 8v10 6l-1 6-1 6-1 6-1 5-2 6-2 6-3 5-3 5-3 5-3 5-4 4-3 4-4 3-5 4-4 3-5 2-5 3-5 2-5 1-6 1-5 1-6 1h-6-10l-5-1-4-1-5-1-4-1-5-2-4-1-4-2-4-3-4-2-4-3-3-3-4-3-3-3-3-4-3-4-3-4-3-4-3-5-2-5-2-6-4-11-2-13-2-14-2-16v-16-19l2-17 2-16 3-14 4-14 2-6 3-6 3-5 3-5 3-5 4-5 3-3 3-4 3-3 4-3 4-3 4-2 4-2 4-2 4-2 4-2 5-1 5-1 4-1 5-1h10 8l7 1 7 1 7 2 6 3 6 3 6 3 5 5 5 4 4 5 4 6 3 5 3 7 2 6 2 7zm-133 122v4 4l1 4 1 4 1 4 1 4 2 4 1 4 2 3 2 4 2 3 3 3 2 3 3 3 3 2 3 2 3 2 4 2 3 1 3 1 4 1 3 1h4 3 3 3l2-1h3l2-1h2l3-1 2-1 2-1 2-1 3-2 2-1 2-2 2-2 3-3 2-3 2-2 1-2 2-2 1-3 1-3 2-5 2-6 1-6 1-6v-7-7l-1-6-1-6-2-6-2-5-1-2-1-3-2-2-1-2-2-2-1-2-2-2-2-2-2-2-2-1-2-2-3-1-2-1-2-1-2-1-3-1h-2l-3-1-5-1h-6-5l-6 1-2 1h-3l-2 1-2 1-3 1-2 1-2 1-2 2-5 3-4 4-1 2-2 2-2 2-1 2-2 2-1 3-1 2-1 3-2 5-1 6-1 6z">
          <text:p/>
        </draw:path>
        <draw:polygon draw:style-name="gr43" draw:text-style-name="P5" draw:layer="layout" svg:width="0.171cm" svg:height="0.269cm" svg:x="21.667cm" svg:y="9.727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44" draw:text-style-name="P5" draw:layer="layout" svg:width="0.184cm" svg:height="0.264cm" svg:x="7.649cm" svg:y="9.79cm" svg:viewBox="0 0 185 265" svg:d="m116 265v-63h-116v-30l123-172h26v172h36v30h-36v63zm-33-93v-119l-84 119z">
          <text:p/>
        </draw:path>
        <draw:polygon draw:style-name="gr45" draw:text-style-name="P5" draw:layer="layout" svg:width="0.174cm" svg:height="0.265cm" svg:x="23.561cm" svg:y="11.789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41" draw:text-style-name="P5" draw:layer="layout" svg:width="0.172cm" svg:height="0.269cm" svg:x="15.827cm" svg:y="4.63cm" svg:viewBox="0 0 173 270" svg:d="m50 122-4-2-5-2-4-3-4-2-4-3-3-3-3-3-2-3-3-4-2-4-1-3-2-4-1-5v-4l-1-4v-5-7l1-7 1-3 1-3 1-3 1-4 1-3 2-2 2-3 2-3 2-3 2-2 5-5 2-3 3-2 3-2 3-2 3-2 3-1 3-2 3-1 7-2 8-2 8-1h8 8l8 1 8 2 7 2 3 1 4 2 3 1 3 2 3 2 3 2 2 3 3 2 5 5 4 6 2 2 2 3 1 3 2 3 1 3 1 3 1 4 1 3 1 7v7 4l-1 5v4l-1 4-2 4-1 4-2 3-3 4-2 3-3 3-3 3-4 3-3 2-4 3-5 2-5 2 6 2 6 2 5 3 5 3 4 3 4 4 4 4 3 4 3 5 3 5 2 5 2 5 1 5 1 6 1 6v6 8l-1 8-1 4-1 4-2 3-1 4-2 4-1 3-2 3-2 4-5 6-6 6-3 3-3 2-3 3-4 2-3 2-4 2-4 2-3 1-8 3-9 2-9 1h-9-10l-9-1-9-2-8-3-3-1-4-2-4-2-3-2-4-2-3-3-3-2-3-3-6-6-2-3-3-4-2-3-2-3-1-4-2-3-1-4-2-4-1-4-1-4-1-8v-8-7l1-6 1-5 1-6 2-5 2-5 3-5 3-5 4-4 3-4 4-3 5-3 5-3 5-2 6-3zm-1-56v4l1 5 1 4v2l1 2 1 2 1 1 1 2 1 2 1 2 1 1 1 2 2 1 1 2 2 1 1 1 2 1 2 1 2 1 1 1 2 1 2 1h2l5 1 4 1h5 4l5-1 4-1h2l2-1 2-1 2-1 1-1 2-1 2-1 1-1 2-1 1-2 3-3 2-3 2-1v-2l1-2 1-2 1-1v-2l1-4 1-4v-4-5l-1-4-1-4v-2l-1-2-1-1-1-2-1-2-1-2-2-3-3-3-3-3-2-1-1-1-2-1-2-1-2-1-2-1-1-1h-2l-5-1-4-1h-4-5l-4 1-5 1h-2l-2 1-1 1-2 1-2 1-2 1-1 1-2 1-2 1-1 2-3 3-2 3-1 2-1 1-1 2-1 2-1 1v2l-1 2v2l-1 4zm-11 126v3 4l1 3 1 4v3l2 3 1 4 1 3 2 3 2 3 2 3 2 2 3 3 3 2 3 2 3 2 3 2 3 1 4 1 3 1 4 1 3 1h4 4 6l5-1 5-1 3-1 2-1 3-1 2-1 2-1 2-1 2-2 2-1 2-2 2-2 4-4 1-2 2-2 1-2 1-2 1-3 1-2 1-2 1-3 1-5 1-5v-6-6l-1-5-1-5-1-3-1-2-1-3-1-2-1-2-2-3-1-2-2-2-3-4-4-3-2-2-2-1-3-2-2-1-2-1-3-1-2-1-3-1-5-1-5-1h-6-6l-5 1-6 1-2 1-2 1-3 1-2 1-2 1-2 2-2 1-2 2-2 1-2 2-4 4-3 4-1 2-1 3-1 2-1 2-2 5-1 5-1 5z">
          <text:p/>
        </draw:path>
        <draw:g>
          <draw:polygon draw:style-name="gr46" draw:text-style-name="P5" draw:layer="layout" svg:width="0.171cm" svg:height="0.269cm" svg:x="20.945cm" svg:y="9.436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46" draw:text-style-name="P5" draw:layer="layout" svg:width="0.097cm" svg:height="0.265cm" svg:x="21.171cm" svg:y="9.436cm" svg:viewBox="0 0 98 266" draw:points="98,266 65,266 65,59 62,62 59,64 51,70 43,76 34,81 25,86 16,91 8,95 0,98 0,67 7,63 13,60 20,56 26,52 31,48 37,44 43,40 48,35 53,31 57,26 61,22 65,17 69,13 72,9 74,4 77,0 98,0">
            <text:p/>
          </draw:polygon>
        </draw:g>
        <draw:path draw:style-name="gr41" draw:text-style-name="P6" draw:layer="layout" svg:width="0.173cm" svg:height="0.269cm" svg:x="18.2cm" svg:y="6.7cm" svg:viewBox="0 0 174 270" svg:d="m4 204 31-3 1 5 1 5 2 5 2 4 2 4 2 3 1 2 2 1 1 2 1 1 3 2 3 2 4 2 3 2 4 1h4l4 1h4 4 3l4-1 3-1 4-1 3-1 3-1 3-2 3-2 2-1 3-3 2-2 2-2 3-3 2-2 1-3 2-3 2-3 1-4 2-3 1-4 2-5 2-9 2-9 2-10 1-10v-10-7l-3 4-2 4-3 3-3 3-4 3-4 3-3 3-5 2-4 3-4 2-5 1-4 2-5 1h-4l-5 1h-5-8l-8-1-3-1-4-1-4-2-3-1-4-2-3-1-3-2-3-2-7-5-5-6-3-3-3-3-2-3-2-4-2-3-2-4-2-4-1-3-3-9-2-8-1-9v-10-9l1-10 2-9 3-8 2-4 1-4 2-4 2-3 3-4 2-3 3-3 3-3 6-6 3-3 3-2 4-2 3-2 4-2 3-2 4-1 4-2 4-1h4l8-2h9 7l6 1 6 1 6 1 6 2 5 3 6 3 5 3 6 4 4 4 5 4 4 5 4 5 4 5 3 6 3 6 3 7 2 8 2 8 1 9 1 10 1 10 1 11v12l-1 24-1 11-1 10-1 10-2 9-2 9-3 8-3 7-3 7-4 6-4 6-4 6-5 5-5 4-5 4-6 4-5 3-6 3-7 2-6 2-7 1-7 1h-7-8l-7-1-7-1-7-2-6-3-6-3-5-3-5-4-3-3-2-2-2-2-2-3-4-5-3-6-3-6-2-7-2-7zm132-124v-7l-1-7-1-6-2-5-2-6-1-2-1-3-2-2-1-2-2-3-2-2-3-3-2-2-2-2-2-1-2-2-3-1-2-1-2-1-2-1h-3l-2-1h-3l-2-1h-5-3-3l-3 1h-2l-3 1h-2l-3 1-2 1-2 2-3 1-2 1-2 2-4 4-4 4-4 4-2 3-1 2-3 5-2 6-2 6-1 6-1 6v7 6l1 6 1 6 2 5 1 3 1 2 1 2 1 3 2 2 1 2 2 2 2 2 4 4 2 2 2 1 2 2 2 1 2 1 3 1 2 1 3 1h2l3 1 5 1h6 5l5-1 3-1h2l3-1 2-1 2-1 3-1 2-1 2-2 2-1 2-2 4-4 1-2 2-2 1-2 2-2 1-3 1-2 2-6 2-5 1-6 1-7z">
          <text:p/>
        </draw:path>
        <draw:g>
          <draw:polygon draw:style-name="gr47" draw:text-style-name="P5" draw:layer="layout" svg:width="0.097cm" svg:height="0.265cm" svg:x="8.274cm" svg:y="9.552cm" svg:viewBox="0 0 98 266" draw:points="98,266 65,266 65,59 62,62 59,64 51,70 43,76 34,81 25,86 16,91 8,95 0,98 0,67 7,63 13,60 20,56 26,52 31,48 37,44 43,40 48,35 53,31 57,26 61,22 65,17 69,13 72,9 74,4 77,0 98,0">
            <text:p/>
          </draw:polygon>
          <draw:polygon draw:style-name="gr47" draw:text-style-name="P5" draw:layer="layout" svg:width="0.097cm" svg:height="0.265cm" svg:x="8.452cm" svg:y="9.552cm" svg:viewBox="0 0 98 266" draw:points="98,266 65,266 65,59 62,62 59,64 51,70 43,76 34,81 25,86 16,91 8,95 0,98 0,67 7,63 13,60 20,56 26,52 31,48 37,44 43,40 48,35 53,31 57,26 61,22 65,17 69,13 72,9 74,4 77,0 98,0">
            <text:p/>
          </draw:polygon>
        </draw:g>
        <draw:g>
          <draw:polygon draw:style-name="gr48" draw:text-style-name="P5" draw:layer="layout" svg:width="0.097cm" svg:height="0.265cm" svg:x="8.3cm" svg:y="6.9cm" svg:viewBox="0 0 98 266" draw:points="98,266 65,266 65,59 62,62 59,64 51,70 43,76 34,81 25,86 16,91 8,95 0,98 0,67 7,63 13,60 20,56 26,52 31,48 37,44 43,40 48,35 53,31 57,26 61,22 65,17 69,13 72,9 74,4 77,0 98,0">
            <text:p/>
          </draw:polygon>
          <draw:path draw:style-name="gr48" draw:text-style-name="P5" draw:layer="layout" svg:width="0.173cm" svg:height="0.269cm" svg:x="8.478cm" svg:y="6.9cm" svg:viewBox="0 0 174 270" svg:d="m0 135 1-22v-11l1-9 2-9 1-9 2-8 3-8 2-7 3-6 3-6 4-6 4-5 4-5 4-5 5-4 5-3 5-3 5-3 6-2 7-2 6-1 7-1h7 5l5 1h5l5 1 5 1 4 2 5 2 4 2 4 2 4 2 3 3 4 3 3 3 3 4 3 3 3 4 2 4 3 5 2 4 2 5 2 5 2 5 1 6 2 6 1 6 2 6 1 7v8l2 16v19l-1 22v11l-1 9-2 9-1 9-2 8-3 7-2 7-3 7-3 6-4 6-3 5-4 5-5 5-4 4-5 3-6 3-5 3-6 2-6 2-7 1-7 1h-7-9l-5-1-4-1-4-1-5-1-4-1-3-2-4-2-4-2-3-2-4-2-3-3-3-3-3-3-3-3-3-4-3-5-3-5-2-5-5-12-3-13-3-14-2-15-2-17zm33-18v16l1 14 1 13 2 11 2 11 3 8 1 4 2 4 2 3 2 3 4 5 2 2 2 2 2 2 2 2 3 1 2 2 2 1 3 1 2 1 3 1h3l2 1h3 3 3 3l2-1h3l3-1 2-1 3-1 2-1 2-2 3-1 2-2 2-2 2-2 2-2 4-5 2-3 2-3 2-4 1-4 3-9 2-10 2-11 1-13 1-14v-16-16l-1-14-1-13-2-11-2-10-3-9-1-4-2-4-2-3-1-3-4-5-3-2-2-2-2-2-2-2-2-1-3-2-2-1-3-1-2-1-3-1h-3l-3-1h-2-3-3-3l-3 1h-2l-3 1-2 1-3 1-2 1-2 1-2 1-3 2-2 2-2 1-1 2-2 3-2 2-2 3-2 4-2 3-1 5-3 9-3 10-2 12-1 13-1 14z">
            <text:p/>
          </draw:path>
        </draw:g>
        <draw:g>
          <draw:polygon draw:style-name="gr48" draw:text-style-name="P5" draw:layer="layout" svg:width="0.174cm" svg:height="0.265cm" svg:x="17.9cm" svg:y="9.42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48" draw:text-style-name="P5" draw:layer="layout" svg:width="0.173cm" svg:height="0.269cm" svg:x="18.107cm" svg:y="9.42cm" svg:viewBox="0 0 174 270" svg:d="m0 135 1-22v-11l1-9 2-9 1-9 2-8 3-8 2-7 3-6 3-6 4-6 4-5 4-5 4-5 5-4 5-3 5-3 5-3 6-2 7-2 6-1 7-1h7 5l5 1h5l5 1 5 1 4 2 5 2 4 2 4 2 4 2 3 3 4 3 3 3 3 4 3 3 3 4 2 4 3 5 2 4 2 5 2 5 2 5 1 6 2 6 1 6 2 6 1 7v8l2 16v19l-1 22v11l-1 9-2 9-1 9-2 8-3 7-2 7-3 7-3 6-4 6-3 5-4 5-5 5-4 4-5 3-6 3-5 3-6 2-6 2-7 1-7 1h-7-9l-5-1-4-1-4-1-5-1-4-1-3-2-4-2-4-2-3-2-4-2-3-3-3-3-3-3-3-3-3-4-3-5-3-5-2-5-5-12-3-13-3-14-2-15-2-17zm33-18v16l1 14 1 13 2 11 2 11 3 8 1 4 2 4 2 3 2 3 4 5 2 2 2 2 2 2 2 2 3 1 2 2 2 1 3 1 2 1 3 1h3l2 1h3 3 3 3l2-1h3l3-1 2-1 3-1 2-1 2-2 3-1 2-2 2-2 2-2 2-2 4-5 2-3 2-3 2-4 1-4 3-9 2-10 2-11 1-13 1-14v-16-16l-1-14-1-13-2-11-2-10-3-9-1-4-2-4-2-3-1-3-4-5-3-2-2-2-2-2-2-2-2-1-3-2-2-1-3-1-2-1-3-1h-3l-3-1h-2-3-3-3l-3 1h-2l-3 1-2 1-3 1-2 1-2 1-2 1-3 2-2 2-2 1-1 2-2 3-2 2-2 3-2 4-2 3-1 5-3 9-3 10-2 12-1 13-1 14z">
            <text:p/>
          </draw:path>
        </draw:g>
        <draw:g>
          <draw:polygon draw:style-name="gr49" draw:text-style-name="P5" draw:layer="layout" svg:width="0.097cm" svg:height="0.265cm" svg:x="17.382cm" svg:y="9.4cm" svg:viewBox="0 0 98 266" draw:points="98,266 65,266 65,59 62,62 59,64 51,70 43,76 34,81 25,86 16,91 8,95 0,98 0,67 7,63 13,60 20,56 26,52 31,48 37,44 43,40 48,35 53,31 57,26 61,22 65,17 69,13 72,9 74,4 77,0 98,0">
            <text:p/>
          </draw:polygon>
          <draw:path draw:style-name="gr49" draw:text-style-name="P5" draw:layer="layout" svg:width="0.173cm" svg:height="0.269cm" svg:x="17.56cm" svg:y="9.4cm" svg:viewBox="0 0 174 270" svg:d="m4 204 31-3 1 5 1 5 2 5 2 4 2 4 2 3 1 2 2 1 1 2 1 1 3 2 3 2 4 2 3 2 4 1h4l4 1h4 4 3l4-1 3-1 4-1 3-1 3-1 3-2 3-2 2-1 3-3 2-2 2-2 3-3 2-2 1-3 2-3 2-3 1-4 2-3 1-4 2-5 2-9 2-9 2-10 1-10v-10-7l-3 4-2 4-3 3-3 3-4 3-4 3-3 3-5 2-4 3-4 2-5 1-4 2-5 1h-4l-5 1h-5-8l-8-1-3-1-4-1-4-2-3-1-4-2-3-1-3-2-3-2-7-5-5-6-3-3-3-3-2-3-2-4-2-3-2-4-2-4-1-3-3-9-2-8-1-9v-10-9l1-10 2-9 3-8 2-4 1-4 2-4 2-3 3-4 2-3 3-3 3-3 6-6 3-3 3-2 4-2 3-2 4-2 3-2 4-1 4-2 4-1h4l8-2h9 7l6 1 6 1 6 1 6 2 5 3 6 3 5 3 6 4 4 4 5 4 4 5 4 5 4 5 3 6 3 6 3 7 2 8 2 8 1 9 1 10 1 10 1 11v12l-1 24-1 11-1 10-1 10-2 9-2 9-3 8-3 7-3 7-4 6-4 6-4 6-5 5-5 4-5 4-6 4-5 3-6 3-7 2-6 2-7 1-7 1h-7-8l-7-1-7-1-7-2-6-3-6-3-5-3-5-4-3-3-2-2-2-2-2-3-4-5-3-6-3-6-2-7-2-7zm132-124v-7l-1-7-1-6-2-5-2-6-1-2-1-3-2-2-1-2-2-3-2-2-3-3-2-2-2-2-2-1-2-2-3-1-2-1-2-1-2-1h-3l-2-1h-3l-2-1h-5-3-3l-3 1h-2l-3 1h-2l-3 1-2 1-2 2-3 1-2 1-2 2-4 4-4 4-4 4-2 3-1 2-3 5-2 6-2 6-1 6-1 6v7 6l1 6 1 6 2 5 1 3 1 2 1 2 1 3 2 2 1 2 2 2 2 2 4 4 2 2 2 1 2 2 2 1 2 1 3 1 2 1 3 1h2l3 1 5 1h6 5l5-1 3-1h2l3-1 2-1 2-1 3-1 2-1 2-2 2-1 2-2 4-4 1-2 2-2 1-2 2-2 1-3 1-2 2-6 2-5 1-6 1-7z">
            <text:p/>
          </draw:path>
        </draw:g>
        <draw:g>
          <draw:polygon draw:style-name="gr50" draw:text-style-name="P5" draw:layer="layout" svg:width="0.097cm" svg:height="0.265cm" svg:x="17.397cm" svg:y="6.955cm" svg:viewBox="0 0 98 266" draw:points="98,266 65,266 65,59 62,62 59,64 51,70 43,76 34,81 25,86 16,91 8,95 0,98 0,67 7,63 13,60 20,56 26,52 31,48 37,44 43,40 48,35 53,31 57,26 61,22 65,17 69,13 72,9 74,4 77,0 98,0">
            <text:p/>
          </draw:polygon>
          <draw:path draw:style-name="gr50" draw:text-style-name="P5" draw:layer="layout" svg:width="0.172cm" svg:height="0.269cm" svg:x="17.575cm" svg:y="6.955cm" svg:viewBox="0 0 173 270" svg:d="m50 122-4-2-5-2-4-3-4-2-4-3-3-3-3-3-2-3-3-4-2-4-1-3-2-4-1-5v-4l-1-4v-5-7l1-7 1-3 1-3 1-3 1-4 1-3 2-2 2-3 2-3 2-3 2-2 5-5 2-3 3-2 3-2 3-2 3-2 3-1 3-2 3-1 7-2 8-2 8-1h8 8l8 1 8 2 7 2 3 1 4 2 3 1 3 2 3 2 3 2 2 3 3 2 5 5 4 6 2 2 2 3 1 3 2 3 1 3 1 3 1 4 1 3 1 7v7 4l-1 5v4l-1 4-2 4-1 4-2 3-3 4-2 3-3 3-3 3-4 3-3 2-4 3-5 2-5 2 6 2 6 2 5 3 5 3 4 3 4 4 4 4 3 4 3 5 3 5 2 5 2 5 1 5 1 6 1 6v6 8l-1 8-1 4-1 4-2 3-1 4-2 4-1 3-2 3-2 4-5 6-6 6-3 3-3 2-3 3-4 2-3 2-4 2-4 2-3 1-8 3-9 2-9 1h-9-10l-9-1-9-2-8-3-3-1-4-2-4-2-3-2-4-2-3-3-3-2-3-3-6-6-2-3-3-4-2-3-2-3-1-4-2-3-1-4-2-4-1-4-1-4-1-8v-8-7l1-6 1-5 1-6 2-5 2-5 3-5 3-5 4-4 3-4 4-3 5-3 5-3 5-2 6-3zm-1-56v4l1 5 1 4v2l1 2 1 2 1 1 1 2 1 2 1 2 1 1 1 2 2 1 1 2 2 1 1 1 2 1 2 1 2 1 1 1 2 1 2 1h2l5 1 4 1h5 4l5-1 4-1h2l2-1 2-1 2-1 1-1 2-1 2-1 1-1 2-1 1-2 3-3 2-3 2-1v-2l1-2 1-2 1-1v-2l1-4 1-4v-4-5l-1-4-1-4v-2l-1-2-1-1-1-2-1-2-1-2-2-3-3-3-3-3-2-1-1-1-2-1-2-1-2-1-2-1-1-1h-2l-5-1-4-1h-4-5l-4 1-5 1h-2l-2 1-1 1-2 1-2 1-2 1-1 1-2 1-2 1-1 2-3 3-2 3-1 2-1 1-1 2-1 2-1 1v2l-1 2v2l-1 4zm-11 126v3 4l1 3 1 4v3l2 3 1 4 1 3 2 3 2 3 2 3 2 2 3 3 3 2 3 2 3 2 3 2 3 1 4 1 3 1 4 1 3 1h4 4 6l5-1 5-1 3-1 2-1 3-1 2-1 2-1 2-1 2-2 2-1 2-2 2-2 4-4 1-2 2-2 1-2 1-2 1-3 1-2 1-2 1-3 1-5 1-5v-6-6l-1-5-1-5-1-3-1-2-1-3-1-2-1-2-2-3-1-2-2-2-3-4-4-3-2-2-2-1-3-2-2-1-2-1-3-1-2-1-3-1-5-1-5-1h-6-6l-5 1-6 1-2 1-2 1-3 1-2 1-2 1-2 2-2 1-2 2-2 1-2 2-4 4-3 4-1 2-1 3-1 2-1 2-2 5-1 5-1 5z">
            <text:p/>
          </draw:path>
        </draw:g>
        <draw:g>
          <draw:polygon draw:style-name="gr51" draw:text-style-name="P5" draw:layer="layout" svg:width="0.097cm" svg:height="0.265cm" svg:x="14.716cm" svg:y="6.91cm" svg:viewBox="0 0 98 266" draw:points="98,266 65,266 65,59 62,62 59,64 51,70 43,76 34,81 25,86 16,91 8,95 0,98 0,67 7,63 13,60 20,56 26,52 31,48 37,44 43,40 48,35 53,31 57,26 61,22 65,17 69,13 72,9 74,4 77,0 98,0">
            <text:p/>
          </draw:polygon>
          <draw:polygon draw:style-name="gr51" draw:text-style-name="P5" draw:layer="layout" svg:width="0.171cm" svg:height="0.261cm" svg:x="14.896cm" svg:y="6.914cm" svg:viewBox="0 0 172 262" draw:points="0,31 0,0 172,0 172,25 166,32 159,40 153,48 147,56 134,76 121,97 110,119 99,142 90,165 83,189 78,206 75,224 72,243 70,262 37,262 37,254 38,245 39,237 40,227 44,208 49,186 56,164 64,143 73,121 83,101 94,81 106,63 118,46 124,38 130,31">
            <text:p/>
          </draw:polygon>
        </draw:g>
        <draw:g>
          <draw:polygon draw:style-name="gr46" draw:text-style-name="P5" draw:layer="layout" svg:width="0.097cm" svg:height="0.265cm" svg:x="14.709cm" svg:y="9.474cm" svg:viewBox="0 0 98 266" draw:points="98,266 65,266 65,59 62,62 59,64 51,70 43,76 34,81 25,86 16,91 8,95 0,98 0,67 7,63 13,60 20,56 26,52 31,48 37,44 43,40 48,35 53,31 57,26 61,22 65,17 69,13 72,9 74,4 77,0 98,0">
            <text:p/>
          </draw:polygon>
          <draw:path draw:style-name="gr46" draw:text-style-name="P5" draw:layer="layout" svg:width="0.174cm" svg:height="0.269cm" svg:x="14.886cm" svg:y="9.474cm" svg:viewBox="0 0 175 270" svg:d="m171 66-33 3-1-5-1-4-2-4-1-4-2-3-1-3-2-3-2-2-4-3-1-2-2-1-2-1-2-2-2-1h-2l-2-1-2-1-2-1h-2l-3-1h-2-5-3l-4 1h-4l-3 1-4 1-3 2-3 2-3 2-4 3-3 3-3 3-4 4-2 5-3 4-3 5-2 5-2 6-2 6-1 7-2 7-1 8v9l-1 18 3-4 3-4 4-4 3-3 4-4 3-2 4-3 5-2 4-2 4-2 5-2 4-1 4-1h5l4-1h5 8l4 1h4l3 1 4 1 4 2 3 1 3 2 4 1 3 2 3 2 6 5 6 6 3 3 3 3 2 3 2 4 2 3 2 4 2 3 1 4 3 8 2 9 1 8v10 6l-1 6-1 6-1 6-1 5-2 6-2 6-3 5-3 5-3 5-3 5-4 4-3 4-4 3-5 4-4 3-5 2-5 3-5 2-5 1-6 1-5 1-6 1h-6-10l-5-1-4-1-5-1-4-1-5-2-4-1-4-2-4-3-4-2-4-3-3-3-4-3-3-3-3-4-3-4-3-4-3-4-3-5-2-5-2-6-4-11-2-13-2-14-2-16v-16-19l2-17 2-16 3-14 4-14 2-6 3-6 3-5 3-5 3-5 4-5 3-3 3-4 3-3 4-3 4-3 4-2 4-2 4-2 4-2 4-2 5-1 5-1 4-1 5-1h10 8l7 1 7 1 7 2 6 3 6 3 6 3 5 5 5 4 4 5 4 6 3 5 3 7 2 6 2 7zm-133 122v4 4l1 4 1 4 1 4 1 4 2 4 1 4 2 3 2 4 2 3 3 3 2 3 3 3 3 2 3 2 3 2 4 2 3 1 3 1 4 1 3 1h4 3 3 3l2-1h3l2-1h2l3-1 2-1 2-1 2-1 3-2 2-1 2-2 2-2 3-3 2-3 2-2 1-2 2-2 1-3 1-3 2-5 2-6 1-6 1-6v-7-7l-1-6-1-6-2-6-2-5-1-2-1-3-2-2-1-2-2-2-1-2-2-2-2-2-2-2-2-1-2-2-3-1-2-1-2-1-2-1-3-1h-2l-3-1-5-1h-6-5l-6 1-2 1h-3l-2 1-2 1-3 1-2 1-2 1-2 2-5 3-4 4-1 2-2 2-2 2-1 2-2 2-1 3-1 2-1 3-2 5-1 6-1 6z">
            <text:p/>
          </draw:path>
        </draw:g>
        <draw:g>
          <draw:polygon draw:style-name="gr46" draw:text-style-name="P5" draw:layer="layout" svg:width="0.097cm" svg:height="0.265cm" svg:x="12.664cm" svg:y="9.5cm" svg:viewBox="0 0 98 266" draw:points="98,266 65,266 65,59 62,62 59,64 51,70 43,76 34,81 25,86 16,91 8,95 0,98 0,67 7,63 13,60 20,56 26,52 31,48 37,44 43,40 48,35 53,31 57,26 61,22 65,17 69,13 72,9 74,4 77,0 98,0">
            <text:p/>
          </draw:polygon>
          <draw:polygon draw:style-name="gr46" draw:text-style-name="P5" draw:layer="layout" svg:width="0.175cm" svg:height="0.265cm" svg:x="12.842cm" svg:y="9.504cm" svg:viewBox="0 0 176 266" draw:points="0,192 34,189 35,195 37,201 38,206 40,211 43,215 45,219 47,221 48,223 50,225 51,226 55,229 59,232 62,234 67,236 71,237 75,238 80,239 85,239 91,239 94,238 97,238 99,237 102,237 105,236 107,235 110,233 112,232 114,231 117,229 119,227 121,226 125,221 127,219 129,217 131,214 132,212 133,209 135,207 137,201 139,195 140,188 141,182 141,175 141,168 140,162 139,156 137,150 136,147 135,145 134,142 132,140 131,137 129,135 128,133 126,131 124,129 122,127 120,126 118,124 115,123 113,121 111,120 108,119 105,118 103,117 97,116 91,115 85,115 81,115 77,115 73,116 70,117 66,118 63,119 60,120 56,122 53,124 51,126 48,128 45,130 43,132 41,135 39,137 37,140 6,136 32,0 164,0 164,31 57,31 43,103 49,99 55,95 62,93 68,90 74,88 80,87 87,86 93,86 102,86 110,88 118,89 122,91 125,92 129,94 133,95 136,97 139,100 146,104 152,110 158,116 160,120 163,123 165,126 167,130 168,134 170,137 171,141 173,145 175,154 176,163 176,172 176,181 175,189 173,197 171,205 168,213 164,220 160,227 155,234 152,238 148,241 145,245 141,248 137,251 133,253 129,256 125,258 120,260 116,261 111,263 106,264 101,265 96,265 85,266 76,266 68,265 60,263 52,261 45,258 38,255 32,250 26,246 21,240 16,235 12,229 8,222 5,215 3,208 1,200">
            <text:p/>
          </draw:polygon>
        </draw:g>
        <draw:g>
          <draw:polygon draw:style-name="gr46" draw:text-style-name="P5" draw:layer="layout" svg:width="0.097cm" svg:height="0.265cm" svg:x="12.66cm" svg:y="6.922cm" svg:viewBox="0 0 98 266" draw:points="98,266 65,266 65,59 62,62 59,64 51,70 43,76 34,81 25,86 16,91 8,95 0,98 0,67 7,63 13,60 20,56 26,52 31,48 37,44 43,40 48,35 53,31 57,26 61,22 65,17 69,13 72,9 74,4 77,0 98,0">
            <text:p/>
          </draw:polygon>
          <draw:path draw:style-name="gr46" draw:text-style-name="P5" draw:layer="layout" svg:width="0.184cm" svg:height="0.264cm" svg:x="12.827cm" svg:y="6.923cm" svg:viewBox="0 0 185 265" svg:d="m116 265v-63h-116v-30l123-172h26v172h36v30h-36v63zm-33-93v-119l-84 119z">
            <text:p/>
          </draw:path>
        </draw:g>
        <draw:g>
          <draw:polygon draw:style-name="gr52" draw:text-style-name="P5" draw:layer="layout" svg:width="0.097cm" svg:height="0.265cm" svg:x="9.748cm" svg:y="6.93cm" svg:viewBox="0 0 98 266" draw:points="98,266 65,266 65,59 62,62 59,64 51,70 43,76 34,81 25,86 16,91 8,95 0,98 0,67 7,63 13,60 20,56 26,52 31,48 37,44 43,40 48,35 53,31 57,26 61,22 65,17 69,13 72,9 74,4 77,0 98,0">
            <text:p/>
          </draw:polygon>
          <draw:polygon draw:style-name="gr52" draw:text-style-name="P5" draw:layer="layout" svg:width="0.171cm" svg:height="0.269cm" svg:x="9.928cm" svg:y="6.93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g>
        <draw:g>
          <draw:polygon draw:style-name="gr46" draw:text-style-name="P5" draw:layer="layout" svg:width="0.097cm" svg:height="0.265cm" svg:x="9.743cm" svg:y="9.5cm" svg:viewBox="0 0 98 266" draw:points="98,266 65,266 65,59 62,62 59,64 51,70 43,76 34,81 25,86 16,91 8,95 0,98 0,67 7,63 13,60 20,56 26,52 31,48 37,44 43,40 48,35 53,31 57,26 61,22 65,17 69,13 72,9 74,4 77,0 98,0">
            <text:p/>
          </draw:polygon>
          <draw:polygon draw:style-name="gr46" draw:text-style-name="P5" draw:layer="layout" svg:width="0.174cm" svg:height="0.265cm" svg:x="9.917cm" svg:y="9.5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g>
        <draw:polygon draw:style-name="gr53" draw:text-style-name="P5" draw:layer="layout" svg:width="0.097cm" svg:height="0.265cm" svg:x="5.985cm" svg:y="11.927cm" svg:viewBox="0 0 98 266" draw:points="98,266 65,266 65,59 62,62 59,64 51,70 43,76 34,81 25,86 16,91 8,95 0,98 0,67 7,63 13,60 20,56 26,52 31,48 37,44 43,40 48,35 53,31 57,26 61,22 65,17 69,13 72,9 74,4 77,0 98,0">
          <text:p/>
        </draw:polygon>
        <draw:g>
          <draw:polygon draw:style-name="gr54" draw:text-style-name="P5" draw:layer="layout" svg:width="0.171cm" svg:height="0.269cm" svg:x="11.073cm" svg:y="12.514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54" draw:text-style-name="P5" draw:layer="layout" svg:width="0.171cm" svg:height="0.261cm" svg:x="11.276cm" svg:y="12.518cm" svg:viewBox="0 0 172 262" draw:points="0,31 0,0 172,0 172,25 166,32 159,40 153,48 147,56 134,76 121,97 110,119 99,142 90,165 83,189 78,206 75,224 72,243 70,262 37,262 37,254 38,245 39,237 40,227 44,208 49,186 56,164 64,143 73,121 83,101 94,81 106,63 118,46 124,38 130,31">
            <text:p/>
          </draw:polygon>
        </draw:g>
        <draw:g>
          <draw:polygon draw:style-name="gr46" draw:text-style-name="P5" draw:layer="layout" svg:width="0.171cm" svg:height="0.269cm" svg:x="14.92cm" svg:y="12.43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46" draw:text-style-name="P5" draw:layer="layout" svg:width="0.172cm" svg:height="0.269cm" svg:x="15.121cm" svg:y="12.43cm" svg:viewBox="0 0 173 270" svg:d="m50 122-4-2-5-2-4-3-4-2-4-3-3-3-3-3-2-3-3-4-2-4-1-3-2-4-1-5v-4l-1-4v-5-7l1-7 1-3 1-3 1-3 1-4 1-3 2-2 2-3 2-3 2-3 2-2 5-5 2-3 3-2 3-2 3-2 3-2 3-1 3-2 3-1 7-2 8-2 8-1h8 8l8 1 8 2 7 2 3 1 4 2 3 1 3 2 3 2 3 2 2 3 3 2 5 5 4 6 2 2 2 3 1 3 2 3 1 3 1 3 1 4 1 3 1 7v7 4l-1 5v4l-1 4-2 4-1 4-2 3-3 4-2 3-3 3-3 3-4 3-3 2-4 3-5 2-5 2 6 2 6 2 5 3 5 3 4 3 4 4 4 4 3 4 3 5 3 5 2 5 2 5 1 5 1 6 1 6v6 8l-1 8-1 4-1 4-2 3-1 4-2 4-1 3-2 3-2 4-5 6-6 6-3 3-3 2-3 3-4 2-3 2-4 2-4 2-3 1-8 3-9 2-9 1h-9-10l-9-1-9-2-8-3-3-1-4-2-4-2-3-2-4-2-3-3-3-2-3-3-6-6-2-3-3-4-2-3-2-3-1-4-2-3-1-4-2-4-1-4-1-4-1-8v-8-7l1-6 1-5 1-6 2-5 2-5 3-5 3-5 4-4 3-4 4-3 5-3 5-3 5-2 6-3zm-1-56v4l1 5 1 4v2l1 2 1 2 1 1 1 2 1 2 1 2 1 1 1 2 2 1 1 2 2 1 1 1 2 1 2 1 2 1 1 1 2 1 2 1h2l5 1 4 1h5 4l5-1 4-1h2l2-1 2-1 2-1 1-1 2-1 2-1 1-1 2-1 1-2 3-3 2-3 2-1v-2l1-2 1-2 1-1v-2l1-4 1-4v-4-5l-1-4-1-4v-2l-1-2-1-1-1-2-1-2-1-2-2-3-3-3-3-3-2-1-1-1-2-1-2-1-2-1-2-1-1-1h-2l-5-1-4-1h-4-5l-4 1-5 1h-2l-2 1-1 1-2 1-2 1-2 1-1 1-2 1-2 1-1 2-3 3-2 3-1 2-1 1-1 2-1 2-1 1v2l-1 2v2l-1 4zm-11 126v3 4l1 3 1 4v3l2 3 1 4 1 3 2 3 2 3 2 3 2 2 3 3 3 2 3 2 3 2 3 2 3 1 4 1 3 1 4 1 3 1h4 4 6l5-1 5-1 3-1 2-1 3-1 2-1 2-1 2-1 2-2 2-1 2-2 2-2 4-4 1-2 2-2 1-2 1-2 1-3 1-2 1-2 1-3 1-5 1-5v-6-6l-1-5-1-5-1-3-1-2-1-3-1-2-1-2-2-3-1-2-2-2-3-4-4-3-2-2-2-1-3-2-2-1-2-1-3-1-2-1-3-1-5-1-5-1h-6-6l-5 1-6 1-2 1-2 1-3 1-2 1-2 1-2 2-2 1-2 2-2 1-2 2-4 4-3 4-1 2-1 3-1 2-1 2-2 5-1 5-1 5z">
            <text:p/>
          </draw:path>
        </draw:g>
        <draw:g>
          <draw:polygon draw:style-name="gr46" draw:text-style-name="P5" draw:layer="layout" svg:width="0.174cm" svg:height="0.265cm" svg:x="17.959cm" svg:y="8.008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olygon draw:style-name="gr46" draw:text-style-name="P5" draw:layer="layout" svg:width="0.097cm" svg:height="0.265cm" svg:x="18.191cm" svg:y="8.008cm" svg:viewBox="0 0 98 266" draw:points="98,266 65,266 65,59 62,62 59,64 51,70 43,76 34,81 25,86 16,91 8,95 0,98 0,67 7,63 13,60 20,56 26,52 31,48 37,44 43,40 48,35 53,31 57,26 61,22 65,17 69,13 72,9 74,4 77,0 98,0">
            <text:p/>
          </draw:polygon>
        </draw:g>
        <draw:g>
          <draw:polygon draw:style-name="gr55" draw:text-style-name="P5" draw:layer="layout" svg:width="0.171cm" svg:height="0.269cm" svg:x="11.111cm" svg:y="15.503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55" draw:text-style-name="P5" draw:layer="layout" svg:width="0.174cm" svg:height="0.269cm" svg:x="11.311cm" svg:y="15.503cm" svg:viewBox="0 0 175 270" svg:d="m171 66-33 3-1-5-1-4-2-4-1-4-2-3-1-3-2-3-2-2-4-3-1-2-2-1-2-1-2-2-2-1h-2l-2-1-2-1-2-1h-2l-3-1h-2-5-3l-4 1h-4l-3 1-4 1-3 2-3 2-3 2-4 3-3 3-3 3-4 4-2 5-3 4-3 5-2 5-2 6-2 6-1 7-2 7-1 8v9l-1 18 3-4 3-4 4-4 3-3 4-4 3-2 4-3 5-2 4-2 4-2 5-2 4-1 4-1h5l4-1h5 8l4 1h4l3 1 4 1 4 2 3 1 3 2 4 1 3 2 3 2 6 5 6 6 3 3 3 3 2 3 2 4 2 3 2 4 2 3 1 4 3 8 2 9 1 8v10 6l-1 6-1 6-1 6-1 5-2 6-2 6-3 5-3 5-3 5-3 5-4 4-3 4-4 3-5 4-4 3-5 2-5 3-5 2-5 1-6 1-5 1-6 1h-6-10l-5-1-4-1-5-1-4-1-5-2-4-1-4-2-4-3-4-2-4-3-3-3-4-3-3-3-3-4-3-4-3-4-3-4-3-5-2-5-2-6-4-11-2-13-2-14-2-16v-16-19l2-17 2-16 3-14 4-14 2-6 3-6 3-5 3-5 3-5 4-5 3-3 3-4 3-3 4-3 4-3 4-2 4-2 4-2 4-2 4-2 5-1 5-1 4-1 5-1h10 8l7 1 7 1 7 2 6 3 6 3 6 3 5 5 5 4 4 5 4 6 3 5 3 7 2 6 2 7zm-133 122v4 4l1 4 1 4 1 4 1 4 2 4 1 4 2 3 2 4 2 3 3 3 2 3 3 3 3 2 3 2 3 2 4 2 3 1 3 1 4 1 3 1h4 3 3 3l2-1h3l2-1h2l3-1 2-1 2-1 2-1 3-2 2-1 2-2 2-2 3-3 2-3 2-2 1-2 2-2 1-3 1-3 2-5 2-6 1-6 1-6v-7-7l-1-6-1-6-2-6-2-5-1-2-1-3-2-2-1-2-2-2-1-2-2-2-2-2-2-2-2-1-2-2-3-1-2-1-2-1-2-1-3-1h-2l-3-1-5-1h-6-5l-6 1-2 1h-3l-2 1-2 1-3 1-2 1-2 1-2 2-5 3-4 4-1 2-2 2-2 2-1 2-2 2-1 3-1 2-1 3-2 5-1 6-1 6z">
            <text:p/>
          </draw:path>
        </draw:g>
        <draw:g>
          <draw:polygon draw:style-name="gr46" draw:text-style-name="P5" draw:layer="layout" svg:width="0.171cm" svg:height="0.269cm" svg:x="6.63cm" svg:y="12.288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46" draw:text-style-name="P5" draw:layer="layout" svg:width="0.184cm" svg:height="0.264cm" svg:x="6.82cm" svg:y="12.289cm" svg:viewBox="0 0 185 265" svg:d="m116 265v-63h-116v-30l123-172h26v172h36v30h-36v63zm-33-93v-119l-84 119z">
            <text:p/>
          </draw:path>
        </draw:g>
        <draw:g>
          <draw:polygon draw:style-name="gr56" draw:text-style-name="P5" draw:layer="layout" svg:width="0.174cm" svg:height="0.265cm" svg:x="18.522cm" svg:y="8.00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olygon draw:style-name="gr56" draw:text-style-name="P5" draw:layer="layout" svg:width="0.174cm" svg:height="0.265cm" svg:x="18.725cm" svg:y="8.00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g>
        <draw:g>
          <draw:polygon draw:style-name="gr46" draw:text-style-name="P5" draw:layer="layout" svg:width="0.171cm" svg:height="0.269cm" svg:x="6.505cm" svg:y="15.383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46" draw:text-style-name="P5" draw:layer="layout" svg:width="0.175cm" svg:height="0.265cm" svg:x="6.706cm" svg:y="15.387cm" svg:viewBox="0 0 176 266" draw:points="0,192 34,189 35,195 37,201 38,206 40,211 43,215 45,219 47,221 48,223 50,225 51,226 55,229 59,232 62,234 67,236 71,237 75,238 80,239 85,239 91,239 94,238 97,238 99,237 102,237 105,236 107,235 110,233 112,232 114,231 117,229 119,227 121,226 125,221 127,219 129,217 131,214 132,212 133,209 135,207 137,201 139,195 140,188 141,182 141,175 141,168 140,162 139,156 137,150 136,147 135,145 134,142 132,140 131,137 129,135 128,133 126,131 124,129 122,127 120,126 118,124 115,123 113,121 111,120 108,119 105,118 103,117 97,116 91,115 85,115 81,115 77,115 73,116 70,117 66,118 63,119 60,120 56,122 53,124 51,126 48,128 45,130 43,132 41,135 39,137 37,140 6,136 32,0 164,0 164,31 57,31 43,103 49,99 55,95 62,93 68,90 74,88 80,87 87,86 93,86 102,86 110,88 118,89 122,91 125,92 129,94 133,95 136,97 139,100 146,104 152,110 158,116 160,120 163,123 165,126 167,130 168,134 170,137 171,141 173,145 175,154 176,163 176,172 176,181 175,189 173,197 171,205 168,213 164,220 160,227 155,234 152,238 148,241 145,245 141,248 137,251 133,253 129,256 125,258 120,260 116,261 111,263 106,264 101,265 96,265 85,266 76,266 68,265 60,263 52,261 45,258 38,255 32,250 26,246 21,240 16,235 12,229 8,222 5,215 3,208 1,200">
            <text:p/>
          </draw:polygon>
        </draw:g>
        <draw:g>
          <draw:polygon draw:style-name="gr46" draw:text-style-name="P5" draw:layer="layout" svg:width="0.171cm" svg:height="0.269cm" svg:x="25.078cm" svg:y="11.899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46" draw:text-style-name="P5" draw:layer="layout" svg:width="0.171cm" svg:height="0.269cm" svg:x="25.281cm" svg:y="11.899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g>
        <draw:g>
          <draw:polygon draw:style-name="gr46" draw:text-style-name="P5" draw:layer="layout" svg:width="0.174cm" svg:height="0.265cm" svg:x="18.544cm" svg:y="9.389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olygon draw:style-name="gr46" draw:text-style-name="P5" draw:layer="layout" svg:width="0.171cm" svg:height="0.269cm" svg:x="18.753cm" svg:y="9.389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g>
        <draw:g>
          <draw:path draw:style-name="gr57" draw:text-style-name="P5" draw:layer="layout" svg:width="0.184cm" svg:height="0.264cm" svg:x="24.499cm" svg:y="12.331cm" svg:viewBox="0 0 185 265" svg:d="m116 265v-63h-116v-30l123-172h26v172h36v30h-36v63zm-33-93v-119l-84 119z">
            <text:p/>
          </draw:path>
          <draw:path draw:style-name="gr57" draw:text-style-name="P5" draw:layer="layout" svg:width="0.174cm" svg:height="0.269cm" svg:x="24.712cm" svg:y="12.33cm" svg:viewBox="0 0 175 270" svg:d="m171 66-33 3-1-5-1-4-2-4-1-4-2-3-1-3-2-3-2-2-4-3-1-2-2-1-2-1-2-2-2-1h-2l-2-1-2-1-2-1h-2l-3-1h-2-5-3l-4 1h-4l-3 1-4 1-3 2-3 2-3 2-4 3-3 3-3 3-4 4-2 5-3 4-3 5-2 5-2 6-2 6-1 7-2 7-1 8v9l-1 18 3-4 3-4 4-4 3-3 4-4 3-2 4-3 5-2 4-2 4-2 5-2 4-1 4-1h5l4-1h5 8l4 1h4l3 1 4 1 4 2 3 1 3 2 4 1 3 2 3 2 6 5 6 6 3 3 3 3 2 3 2 4 2 3 2 4 2 3 1 4 3 8 2 9 1 8v10 6l-1 6-1 6-1 6-1 5-2 6-2 6-3 5-3 5-3 5-3 5-4 4-3 4-4 3-5 4-4 3-5 2-5 3-5 2-5 1-6 1-5 1-6 1h-6-10l-5-1-4-1-5-1-4-1-5-2-4-1-4-2-4-3-4-2-4-3-3-3-4-3-3-3-3-4-3-4-3-4-3-4-3-5-2-5-2-6-4-11-2-13-2-14-2-16v-16-19l2-17 2-16 3-14 4-14 2-6 3-6 3-5 3-5 3-5 4-5 3-3 3-4 3-3 4-3 4-3 4-2 4-2 4-2 4-2 4-2 5-1 5-1 4-1 5-1h10 8l7 1 7 1 7 2 6 3 6 3 6 3 5 5 5 4 4 5 4 6 3 5 3 7 2 6 2 7zm-133 122v4 4l1 4 1 4 1 4 1 4 2 4 1 4 2 3 2 4 2 3 3 3 2 3 3 3 3 2 3 2 3 2 4 2 3 1 3 1 4 1 3 1h4 3 3 3l2-1h3l2-1h2l3-1 2-1 2-1 2-1 3-2 2-1 2-2 2-2 3-3 2-3 2-2 1-2 2-2 1-3 1-3 2-5 2-6 1-6 1-6v-7-7l-1-6-1-6-2-6-2-5-1-2-1-3-2-2-1-2-2-2-1-2-2-2-2-2-2-2-2-1-2-2-3-1-2-1-2-1-2-1-3-1h-2l-3-1-5-1h-6-5l-6 1-2 1h-3l-2 1-2 1-3 1-2 1-2 1-2 2-5 3-4 4-1 2-2 2-2 2-1 2-2 2-1 3-1 2-1 3-2 5-1 6-1 6z">
            <text:p/>
          </draw:path>
        </draw:g>
        <draw:g>
          <draw:polygon draw:style-name="gr46" draw:text-style-name="P5" draw:layer="layout" svg:width="0.171cm" svg:height="0.269cm" svg:x="20.945cm" svg:y="9.436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46" draw:text-style-name="P5" draw:layer="layout" svg:width="0.097cm" svg:height="0.265cm" svg:x="21.171cm" svg:y="9.436cm" svg:viewBox="0 0 98 266" draw:points="98,266 65,266 65,59 62,62 59,64 51,70 43,76 34,81 25,86 16,91 8,95 0,98 0,67 7,63 13,60 20,56 26,52 31,48 37,44 43,40 48,35 53,31 57,26 61,22 65,17 69,13 72,9 74,4 77,0 98,0">
            <text:p/>
          </draw:polygon>
        </draw:g>
        <draw:g>
          <draw:polygon draw:style-name="gr46" draw:text-style-name="P5" draw:layer="layout" svg:width="0.171cm" svg:height="0.269cm" svg:x="20.898cm" svg:y="8.008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46" draw:text-style-name="P5" draw:layer="layout" svg:width="0.173cm" svg:height="0.269cm" svg:x="21.099cm" svg:y="8.008cm" svg:viewBox="0 0 174 270" svg:d="m0 135 1-22v-11l1-9 2-9 1-9 2-8 3-8 2-7 3-6 3-6 4-6 4-5 4-5 4-5 5-4 5-3 5-3 5-3 6-2 7-2 6-1 7-1h7 5l5 1h5l5 1 5 1 4 2 5 2 4 2 4 2 4 2 3 3 4 3 3 3 3 4 3 3 3 4 2 4 3 5 2 4 2 5 2 5 2 5 1 6 2 6 1 6 2 6 1 7v8l2 16v19l-1 22v11l-1 9-2 9-1 9-2 8-3 7-2 7-3 7-3 6-4 6-3 5-4 5-5 5-4 4-5 3-6 3-5 3-6 2-6 2-7 1-7 1h-7-9l-5-1-4-1-4-1-5-1-4-1-3-2-4-2-4-2-3-2-4-2-3-3-3-3-3-3-3-3-3-4-3-5-3-5-2-5-5-12-3-13-3-14-2-15-2-17zm33-18v16l1 14 1 13 2 11 2 11 3 8 1 4 2 4 2 3 2 3 4 5 2 2 2 2 2 2 2 2 3 1 2 2 2 1 3 1 2 1 3 1h3l2 1h3 3 3 3l2-1h3l3-1 2-1 3-1 2-1 2-2 3-1 2-2 2-2 2-2 2-2 4-5 2-3 2-3 2-4 1-4 3-9 2-10 2-11 1-13 1-14v-16-16l-1-14-1-13-2-11-2-10-3-9-1-4-2-4-2-3-1-3-4-5-3-2-2-2-2-2-2-2-2-1-3-2-2-1-3-1-2-1-3-1h-3l-3-1h-2-3-3-3l-3 1h-2l-3 1-2 1-3 1-2 1-2 1-2 1-3 2-2 2-2 1-1 2-2 3-2 2-2 3-2 4-2 3-1 5-3 9-3 10-2 12-1 13-1 14z">
            <text:p/>
          </draw:path>
        </draw:g>
        <draw:g>
          <draw:polygon draw:style-name="gr58" draw:text-style-name="P5" draw:layer="layout" svg:width="0.174cm" svg:height="0.265cm" svg:x="20.209cm" svg:y="8.02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58" draw:text-style-name="P5" draw:layer="layout" svg:width="0.173cm" svg:height="0.269cm" svg:x="20.416cm" svg:y="8.024cm" svg:viewBox="0 0 174 270" svg:d="m4 204 31-3 1 5 1 5 2 5 2 4 2 4 2 3 1 2 2 1 1 2 1 1 3 2 3 2 4 2 3 2 4 1h4l4 1h4 4 3l4-1 3-1 4-1 3-1 3-1 3-2 3-2 2-1 3-3 2-2 2-2 3-3 2-2 1-3 2-3 2-3 1-4 2-3 1-4 2-5 2-9 2-9 2-10 1-10v-10-7l-3 4-2 4-3 3-3 3-4 3-4 3-3 3-5 2-4 3-4 2-5 1-4 2-5 1h-4l-5 1h-5-8l-8-1-3-1-4-1-4-2-3-1-4-2-3-1-3-2-3-2-7-5-5-6-3-3-3-3-2-3-2-4-2-3-2-4-2-4-1-3-3-9-2-8-1-9v-10-9l1-10 2-9 3-8 2-4 1-4 2-4 2-3 3-4 2-3 3-3 3-3 6-6 3-3 3-2 4-2 3-2 4-2 3-2 4-1 4-2 4-1h4l8-2h9 7l6 1 6 1 6 1 6 2 5 3 6 3 5 3 6 4 4 4 5 4 4 5 4 5 4 5 3 6 3 6 3 7 2 8 2 8 1 9 1 10 1 10 1 11v12l-1 24-1 11-1 10-1 10-2 9-2 9-3 8-3 7-3 7-4 6-4 6-4 6-5 5-5 4-5 4-6 4-5 3-6 3-7 2-6 2-7 1-7 1h-7-8l-7-1-7-1-7-2-6-3-6-3-5-3-5-4-3-3-2-2-2-2-2-3-4-5-3-6-3-6-2-7-2-7zm132-124v-7l-1-7-1-6-2-5-2-6-1-2-1-3-2-2-1-2-2-3-2-2-3-3-2-2-2-2-2-1-2-2-3-1-2-1-2-1-2-1h-3l-2-1h-3l-2-1h-5-3-3l-3 1h-2l-3 1h-2l-3 1-2 1-2 2-3 1-2 1-2 2-4 4-4 4-4 4-2 3-1 2-3 5-2 6-2 6-1 6-1 6v7 6l1 6 1 6 2 5 1 3 1 2 1 2 1 3 2 2 1 2 2 2 2 2 4 4 2 2 2 1 2 2 2 1 2 1 3 1 2 1 3 1h2l3 1 5 1h6 5l5-1 3-1h2l3-1 2-1 2-1 3-1 2-1 2-2 2-1 2-2 4-4 1-2 2-2 1-2 2-2 1-3 1-2 2-6 2-5 1-6 1-7z">
            <text:p/>
          </draw:path>
        </draw:g>
        <draw:g>
          <draw:polygon draw:style-name="gr59" draw:text-style-name="P5" draw:layer="layout" svg:width="0.174cm" svg:height="0.265cm" svg:x="20.25cm" svg:y="9.429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59" draw:text-style-name="P5" draw:layer="layout" svg:width="0.172cm" svg:height="0.269cm" svg:x="20.457cm" svg:y="9.429cm" svg:viewBox="0 0 173 270" svg:d="m50 122-4-2-5-2-4-3-4-2-4-3-3-3-3-3-2-3-3-4-2-4-1-3-2-4-1-5v-4l-1-4v-5-7l1-7 1-3 1-3 1-3 1-4 1-3 2-2 2-3 2-3 2-3 2-2 5-5 2-3 3-2 3-2 3-2 3-2 3-1 3-2 3-1 7-2 8-2 8-1h8 8l8 1 8 2 7 2 3 1 4 2 3 1 3 2 3 2 3 2 2 3 3 2 5 5 4 6 2 2 2 3 1 3 2 3 1 3 1 3 1 4 1 3 1 7v7 4l-1 5v4l-1 4-2 4-1 4-2 3-3 4-2 3-3 3-3 3-4 3-3 2-4 3-5 2-5 2 6 2 6 2 5 3 5 3 4 3 4 4 4 4 3 4 3 5 3 5 2 5 2 5 1 5 1 6 1 6v6 8l-1 8-1 4-1 4-2 3-1 4-2 4-1 3-2 3-2 4-5 6-6 6-3 3-3 2-3 3-4 2-3 2-4 2-4 2-3 1-8 3-9 2-9 1h-9-10l-9-1-9-2-8-3-3-1-4-2-4-2-3-2-4-2-3-3-3-2-3-3-6-6-2-3-3-4-2-3-2-3-1-4-2-3-1-4-2-4-1-4-1-4-1-8v-8-7l1-6 1-5 1-6 2-5 2-5 3-5 3-5 4-4 3-4 4-3 5-3 5-3 5-2 6-3zm-1-56v4l1 5 1 4v2l1 2 1 2 1 1 1 2 1 2 1 2 1 1 1 2 2 1 1 2 2 1 1 1 2 1 2 1 2 1 1 1 2 1 2 1h2l5 1 4 1h5 4l5-1 4-1h2l2-1 2-1 2-1 1-1 2-1 2-1 1-1 2-1 1-2 3-3 2-3 2-1v-2l1-2 1-2 1-1v-2l1-4 1-4v-4-5l-1-4-1-4v-2l-1-2-1-1-1-2-1-2-1-2-2-3-3-3-3-3-2-1-1-1-2-1-2-1-2-1-2-1-1-1h-2l-5-1-4-1h-4-5l-4 1-5 1h-2l-2 1-1 1-2 1-2 1-2 1-1 1-2 1-2 1-1 2-3 3-2 3-1 2-1 1-1 2-1 2-1 1v2l-1 2v2l-1 4zm-11 126v3 4l1 3 1 4v3l2 3 1 4 1 3 2 3 2 3 2 3 2 2 3 3 3 2 3 2 3 2 3 2 3 1 4 1 3 1 4 1 3 1h4 4 6l5-1 5-1 3-1 2-1 3-1 2-1 2-1 2-1 2-2 2-1 2-2 2-2 4-4 1-2 2-2 1-2 1-2 1-3 1-2 1-2 1-3 1-5 1-5v-6-6l-1-5-1-5-1-3-1-2-1-3-1-2-1-2-2-3-1-2-2-2-3-4-4-3-2-2-2-1-3-2-2-1-2-1-3-1-2-1-3-1-5-1-5-1h-6-6l-5 1-6 1-2 1-2 1-3 1-2 1-2 1-2 2-2 1-2 2-2 1-2 2-4 4-3 4-1 2-1 3-1 2-1 2-2 5-1 5-1 5z">
            <text:p/>
          </draw:path>
        </draw:g>
        <draw:g>
          <draw:polygon draw:style-name="gr60" draw:text-style-name="P5" draw:layer="layout" svg:width="0.174cm" svg:height="0.265cm" svg:x="19.7cm" svg:y="9.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olygon draw:style-name="gr60" draw:text-style-name="P5" draw:layer="layout" svg:width="0.171cm" svg:height="0.261cm" svg:x="19.909cm" svg:y="9.404cm" svg:viewBox="0 0 172 262" draw:points="0,31 0,0 172,0 172,25 166,32 159,40 153,48 147,56 134,76 121,97 110,119 99,142 90,165 83,189 78,206 75,224 72,243 70,262 37,262 37,254 38,245 39,237 40,227 44,208 49,186 56,164 64,143 73,121 83,101 94,81 106,63 118,46 124,38 130,31">
            <text:p/>
          </draw:polygon>
        </draw:g>
        <draw:g>
          <draw:polygon draw:style-name="gr61" draw:text-style-name="P5" draw:layer="layout" svg:width="0.174cm" svg:height="0.265cm" svg:x="19.655cm" svg:y="8.03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61" draw:text-style-name="P5" draw:layer="layout" svg:width="0.174cm" svg:height="0.269cm" svg:x="19.861cm" svg:y="8.034cm" svg:viewBox="0 0 175 270" svg:d="m171 66-33 3-1-5-1-4-2-4-1-4-2-3-1-3-2-3-2-2-4-3-1-2-2-1-2-1-2-2-2-1h-2l-2-1-2-1-2-1h-2l-3-1h-2-5-3l-4 1h-4l-3 1-4 1-3 2-3 2-3 2-4 3-3 3-3 3-4 4-2 5-3 4-3 5-2 5-2 6-2 6-1 7-2 7-1 8v9l-1 18 3-4 3-4 4-4 3-3 4-4 3-2 4-3 5-2 4-2 4-2 5-2 4-1 4-1h5l4-1h5 8l4 1h4l3 1 4 1 4 2 3 1 3 2 4 1 3 2 3 2 6 5 6 6 3 3 3 3 2 3 2 4 2 3 2 4 2 3 1 4 3 8 2 9 1 8v10 6l-1 6-1 6-1 6-1 5-2 6-2 6-3 5-3 5-3 5-3 5-4 4-3 4-4 3-5 4-4 3-5 2-5 3-5 2-5 1-6 1-5 1-6 1h-6-10l-5-1-4-1-5-1-4-1-5-2-4-1-4-2-4-3-4-2-4-3-3-3-4-3-3-3-3-4-3-4-3-4-3-4-3-5-2-5-2-6-4-11-2-13-2-14-2-16v-16-19l2-17 2-16 3-14 4-14 2-6 3-6 3-5 3-5 3-5 4-5 3-3 3-4 3-3 4-3 4-3 4-2 4-2 4-2 4-2 4-2 5-1 5-1 4-1 5-1h10 8l7 1 7 1 7 2 6 3 6 3 6 3 5 5 5 4 4 5 4 6 3 5 3 7 2 6 2 7zm-133 122v4 4l1 4 1 4 1 4 1 4 2 4 1 4 2 3 2 4 2 3 3 3 2 3 3 3 3 2 3 2 3 2 4 2 3 1 3 1 4 1 3 1h4 3 3 3l2-1h3l2-1h2l3-1 2-1 2-1 2-1 3-2 2-1 2-2 2-2 3-3 2-3 2-2 1-2 2-2 1-3 1-3 2-5 2-6 1-6 1-6v-7-7l-1-6-1-6-2-6-2-5-1-2-1-3-2-2-1-2-2-2-1-2-2-2-2-2-2-2-2-1-2-2-3-1-2-1-2-1-2-1-3-1h-2l-3-1-5-1h-6-5l-6 1-2 1h-3l-2 1-2 1-3 1-2 1-2 1-2 2-5 3-4 4-1 2-2 2-2 2-1 2-2 2-1 3-1 2-1 3-2 5-1 6-1 6z">
            <text:p/>
          </draw:path>
        </draw:g>
        <draw:g>
          <draw:polygon draw:style-name="gr46" draw:text-style-name="P5" draw:layer="layout" svg:width="0.174cm" svg:height="0.265cm" svg:x="19.169cm" svg:y="7.99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olygon draw:style-name="gr46" draw:text-style-name="P5" draw:layer="layout" svg:width="0.175cm" svg:height="0.265cm" svg:x="19.376cm" svg:y="7.994cm" svg:viewBox="0 0 176 266" draw:points="0,192 34,189 35,195 37,201 38,206 40,211 43,215 45,219 47,221 48,223 50,225 51,226 55,229 59,232 62,234 67,236 71,237 75,238 80,239 85,239 91,239 94,238 97,238 99,237 102,237 105,236 107,235 110,233 112,232 114,231 117,229 119,227 121,226 125,221 127,219 129,217 131,214 132,212 133,209 135,207 137,201 139,195 140,188 141,182 141,175 141,168 140,162 139,156 137,150 136,147 135,145 134,142 132,140 131,137 129,135 128,133 126,131 124,129 122,127 120,126 118,124 115,123 113,121 111,120 108,119 105,118 103,117 97,116 91,115 85,115 81,115 77,115 73,116 70,117 66,118 63,119 60,120 56,122 53,124 51,126 48,128 45,130 43,132 41,135 39,137 37,140 6,136 32,0 164,0 164,31 57,31 43,103 49,99 55,95 62,93 68,90 74,88 80,87 87,86 93,86 102,86 110,88 118,89 122,91 125,92 129,94 133,95 136,97 139,100 146,104 152,110 158,116 160,120 163,123 165,126 167,130 168,134 170,137 171,141 173,145 175,154 176,163 176,172 176,181 175,189 173,197 171,205 168,213 164,220 160,227 155,234 152,238 148,241 145,245 141,248 137,251 133,253 129,256 125,258 120,260 116,261 111,263 106,264 101,265 96,265 85,266 76,266 68,265 60,263 52,261 45,258 38,255 32,250 26,246 21,240 16,235 12,229 8,222 5,215 3,208 1,200">
            <text:p/>
          </draw:polygon>
        </draw:g>
        <draw:g>
          <draw:polygon draw:style-name="gr46" draw:text-style-name="P5" draw:layer="layout" svg:width="0.174cm" svg:height="0.265cm" svg:x="19.128cm" svg:y="9.45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path draw:style-name="gr46" draw:text-style-name="P5" draw:layer="layout" svg:width="0.184cm" svg:height="0.264cm" svg:x="19.324cm" svg:y="9.451cm" svg:viewBox="0 0 185 265" svg:d="m116 265v-63h-116v-30l123-172h26v172h36v30h-36v63zm-33-93v-119l-84 119z">
            <text:p/>
          </draw:path>
        </draw:g>
        <draw:g>
          <draw:polygon draw:style-name="gr62" draw:text-style-name="P5" draw:layer="layout" svg:width="0.171cm" svg:height="0.269cm" svg:x="22.271cm" svg:y="9.468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olygon draw:style-name="gr62" draw:text-style-name="P5" draw:layer="layout" svg:width="0.174cm" svg:height="0.265cm" svg:x="22.468cm" svg:y="9.468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g>
        <draw:g>
          <draw:polygon draw:style-name="gr46" draw:text-style-name="P5" draw:layer="layout" svg:width="0.171cm" svg:height="0.269cm" svg:x="14.873cm" svg:y="15.51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path draw:style-name="gr46" draw:text-style-name="P5" draw:layer="layout" svg:width="0.173cm" svg:height="0.269cm" svg:x="15.074cm" svg:y="15.51cm" svg:viewBox="0 0 174 270" svg:d="m4 204 31-3 1 5 1 5 2 5 2 4 2 4 2 3 1 2 2 1 1 2 1 1 3 2 3 2 4 2 3 2 4 1h4l4 1h4 4 3l4-1 3-1 4-1 3-1 3-1 3-2 3-2 2-1 3-3 2-2 2-2 3-3 2-2 1-3 2-3 2-3 1-4 2-3 1-4 2-5 2-9 2-9 2-10 1-10v-10-7l-3 4-2 4-3 3-3 3-4 3-4 3-3 3-5 2-4 3-4 2-5 1-4 2-5 1h-4l-5 1h-5-8l-8-1-3-1-4-1-4-2-3-1-4-2-3-1-3-2-3-2-7-5-5-6-3-3-3-3-2-3-2-4-2-3-2-4-2-4-1-3-3-9-2-8-1-9v-10-9l1-10 2-9 3-8 2-4 1-4 2-4 2-3 3-4 2-3 3-3 3-3 6-6 3-3 3-2 4-2 3-2 4-2 3-2 4-1 4-2 4-1h4l8-2h9 7l6 1 6 1 6 1 6 2 5 3 6 3 5 3 6 4 4 4 5 4 4 5 4 5 4 5 3 6 3 6 3 7 2 8 2 8 1 9 1 10 1 10 1 11v12l-1 24-1 11-1 10-1 10-2 9-2 9-3 8-3 7-3 7-4 6-4 6-4 6-5 5-5 4-5 4-6 4-5 3-6 3-7 2-6 2-7 1-7 1h-7-8l-7-1-7-1-7-2-6-3-6-3-5-3-5-4-3-3-2-2-2-2-2-3-4-5-3-6-3-6-2-7-2-7zm132-124v-7l-1-7-1-6-2-5-2-6-1-2-1-3-2-2-1-2-2-3-2-2-3-3-2-2-2-2-2-1-2-2-3-1-2-1-2-1-2-1h-3l-2-1h-3l-2-1h-5-3-3l-3 1h-2l-3 1h-2l-3 1-2 1-2 2-3 1-2 1-2 2-4 4-4 4-4 4-2 3-1 2-3 5-2 6-2 6-1 6-1 6v7 6l1 6 1 6 2 5 1 3 1 2 1 2 1 3 2 2 1 2 2 2 2 2 4 4 2 2 2 1 2 2 2 1 2 1 3 1 2 1 3 1h2l3 1 5 1h6 5l5-1 3-1h2l3-1 2-1 2-1 3-1 2-1 2-2 2-1 2-2 4-4 1-2 2-2 1-2 2-2 1-3 1-2 2-6 2-5 1-6 1-7z">
            <text:p/>
          </draw:path>
        </draw:g>
        <draw:g>
          <draw:path draw:style-name="gr62" draw:text-style-name="P5" draw:layer="layout" svg:width="0.184cm" svg:height="0.264cm" svg:x="15.369cm" svg:y="15.501cm" svg:viewBox="0 0 185 265" svg:d="m116 265v-63h-116v-30l123-172h26v172h36v30h-36v63zm-33-93v-119l-84 119z">
            <text:p/>
          </draw:path>
          <draw:path draw:style-name="gr62" draw:text-style-name="P5" draw:layer="layout" svg:width="0.173cm" svg:height="0.269cm" svg:x="15.583cm" svg:y="15.5cm" svg:viewBox="0 0 174 270" svg:d="m0 135 1-22v-11l1-9 2-9 1-9 2-8 3-8 2-7 3-6 3-6 4-6 4-5 4-5 4-5 5-4 5-3 5-3 5-3 6-2 7-2 6-1 7-1h7 5l5 1h5l5 1 5 1 4 2 5 2 4 2 4 2 4 2 3 3 4 3 3 3 3 4 3 3 3 4 2 4 3 5 2 4 2 5 2 5 2 5 1 6 2 6 1 6 2 6 1 7v8l2 16v19l-1 22v11l-1 9-2 9-1 9-2 8-3 7-2 7-3 7-3 6-4 6-3 5-4 5-5 5-4 4-5 3-6 3-5 3-6 2-6 2-7 1-7 1h-7-9l-5-1-4-1-4-1-5-1-4-1-3-2-4-2-4-2-3-2-4-2-3-3-3-3-3-3-3-3-3-4-3-5-3-5-2-5-5-12-3-13-3-14-2-15-2-17zm33-18v16l1 14 1 13 2 11 2 11 3 8 1 4 2 4 2 3 2 3 4 5 2 2 2 2 2 2 2 2 3 1 2 2 2 1 3 1 2 1 3 1h3l2 1h3 3 3 3l2-1h3l3-1 2-1 3-1 2-1 2-2 3-1 2-2 2-2 2-2 2-2 4-5 2-3 2-3 2-4 1-4 3-9 2-10 2-11 1-13 1-14v-16-16l-1-14-1-13-2-11-2-10-3-9-1-4-2-4-2-3-1-3-4-5-3-2-2-2-2-2-2-2-2-1-3-2-2-1-3-1-2-1-3-1h-3l-3-1h-2-3-3-3l-3 1h-2l-3 1-2 1-3 1-2 1-2 1-2 1-3 2-2 2-2 1-1 2-2 3-2 2-2 3-2 4-2 3-1 5-3 9-3 10-2 12-1 13-1 14z">
            <text:p/>
          </draw:path>
        </draw:g>
        <draw:g>
          <draw:path draw:style-name="gr46" draw:text-style-name="P5" draw:layer="layout" svg:width="0.184cm" svg:height="0.264cm" svg:x="22.734cm" svg:y="12.418cm" svg:viewBox="0 0 185 265" svg:d="m116 265v-63h-116v-30l123-172h26v172h36v30h-36v63zm-33-93v-119l-84 119z">
            <text:p/>
          </draw:path>
          <draw:polygon draw:style-name="gr46" draw:text-style-name="P5" draw:layer="layout" svg:width="0.175cm" svg:height="0.265cm" svg:x="22.948cm" svg:y="12.421cm" svg:viewBox="0 0 176 266" draw:points="0,192 34,189 35,195 37,201 38,206 40,211 43,215 45,219 47,221 48,223 50,225 51,226 55,229 59,232 62,234 67,236 71,237 75,238 80,239 85,239 91,239 94,238 97,238 99,237 102,237 105,236 107,235 110,233 112,232 114,231 117,229 119,227 121,226 125,221 127,219 129,217 131,214 132,212 133,209 135,207 137,201 139,195 140,188 141,182 141,175 141,168 140,162 139,156 137,150 136,147 135,145 134,142 132,140 131,137 129,135 128,133 126,131 124,129 122,127 120,126 118,124 115,123 113,121 111,120 108,119 105,118 103,117 97,116 91,115 85,115 81,115 77,115 73,116 70,117 66,118 63,119 60,120 56,122 53,124 51,126 48,128 45,130 43,132 41,135 39,137 37,140 6,136 32,0 164,0 164,31 57,31 43,103 49,99 55,95 62,93 68,90 74,88 80,87 87,86 93,86 102,86 110,88 118,89 122,91 125,92 129,94 133,95 136,97 139,100 146,104 152,110 158,116 160,120 163,123 165,126 167,130 168,134 170,137 171,141 173,145 175,154 176,163 176,172 176,181 175,189 173,197 171,205 168,213 164,220 160,227 155,234 152,238 148,241 145,245 141,248 137,251 133,253 129,256 125,258 120,260 116,261 111,263 106,264 101,265 96,265 85,266 76,266 68,265 60,263 52,261 45,258 38,255 32,250 26,246 21,240 16,235 12,229 8,222 5,215 3,208 1,200">
            <text:p/>
          </draw:polygon>
        </draw:g>
        <draw:g>
          <draw:path draw:style-name="gr49" draw:text-style-name="P5" draw:layer="layout" svg:width="0.184cm" svg:height="0.264cm" svg:x="22.66cm" svg:y="15.548cm" svg:viewBox="0 0 185 265" svg:d="m116 265v-63h-116v-30l123-172h26v172h36v30h-36v63zm-33-93v-119l-84 119z">
            <text:p/>
          </draw:path>
          <draw:path draw:style-name="gr49" draw:text-style-name="P5" draw:layer="layout" svg:width="0.184cm" svg:height="0.264cm" svg:x="22.863cm" svg:y="15.548cm" svg:viewBox="0 0 185 265" svg:d="m116 265v-63h-116v-30l123-172h26v172h36v30h-36v63zm-33-93v-119l-84 119z">
            <text:p/>
          </draw:path>
        </draw:g>
        <draw:g>
          <draw:path draw:style-name="gr49" draw:text-style-name="P5" draw:layer="layout" svg:width="0.184cm" svg:height="0.264cm" svg:x="18.412cm" svg:y="15.531cm" svg:viewBox="0 0 185 265" svg:d="m116 265v-63h-116v-30l123-172h26v172h36v30h-36v63zm-33-93v-119l-84 119z">
            <text:p/>
          </draw:path>
          <draw:polygon draw:style-name="gr49" draw:text-style-name="P5" draw:layer="layout" svg:width="0.171cm" svg:height="0.269cm" svg:x="18.628cm" svg:y="15.53cm" svg:viewBox="0 0 172 270" draw:points="0,196 33,192 34,199 36,205 38,210 40,215 43,220 45,224 47,226 48,228 50,229 51,231 55,234 58,236 62,238 66,240 70,241 74,242 79,243 84,243 89,243 95,242 97,241 100,241 102,240 105,239 107,238 109,237 112,235 114,234 116,233 118,231 122,227 125,223 128,219 130,216 131,214 132,212 133,209 135,204 136,199 137,194 137,188 137,182 136,177 135,172 133,167 132,165 131,163 130,161 129,159 128,157 126,155 123,151 119,148 117,146 115,145 113,143 111,142 109,141 106,140 104,139 102,138 97,137 92,137 86,136 84,136 82,137 79,137 76,137 70,138 64,140 67,111 69,111 70,111 72,111 73,111 78,111 82,111 87,110 92,109 96,107 101,105 105,103 109,101 111,99 113,98 114,96 116,95 117,93 119,91 120,89 121,87 122,85 123,83 123,81 124,78 124,76 125,73 125,68 125,63 124,59 123,55 123,53 122,52 121,50 120,48 119,46 118,45 117,43 116,42 113,39 112,37 110,36 109,35 107,34 105,32 103,32 102,31 100,30 96,29 92,28 87,27 83,27 78,27 74,28 70,29 66,30 64,31 62,32 60,33 58,34 55,36 52,39 50,41 49,42 46,46 44,50 42,54 40,59 38,64 37,69 36,75 3,69 5,61 7,53 10,46 13,40 16,34 20,28 25,23 30,18 35,14 41,10 47,7 53,5 60,3 67,1 74,0 82,0 87,0 92,1 97,1 102,2 107,4 112,5 116,7 121,9 125,12 129,14 133,17 137,20 140,23 143,27 146,31 148,34 151,38 153,43 154,47 156,51 157,55 157,60 158,64 158,68 158,73 157,77 157,81 156,85 154,88 153,92 151,96 149,99 146,103 144,106 141,109 137,112 134,115 130,117 126,119 122,122 127,123 133,125 138,127 142,130 147,133 151,136 155,140 158,144 162,149 164,153 167,158 169,163 170,169 171,175 172,181 172,187 172,195 170,204 170,208 168,212 167,215 166,219 164,223 162,226 160,230 158,233 153,240 147,246 140,252 137,254 134,256 130,259 126,261 122,262 119,264 110,267 102,268 93,270 83,270 75,270 67,269 59,267 52,265 45,262 38,258 32,254 26,249 21,244 16,238 12,232 8,226 5,219 3,212 1,204">
            <text:p/>
          </draw:polygon>
        </draw:g>
        <draw:g>
          <draw:path draw:style-name="gr63" draw:text-style-name="P5" draw:layer="layout" svg:width="0.184cm" svg:height="0.264cm" svg:x="18.477cm" svg:y="12.345cm" svg:viewBox="0 0 185 265" svg:d="m116 265v-63h-116v-30l123-172h26v172h36v30h-36v63zm-33-93v-119l-84 119z">
            <text:p/>
          </draw:path>
          <draw:polygon draw:style-name="gr63" draw:text-style-name="P5" draw:layer="layout" svg:width="0.174cm" svg:height="0.265cm" svg:x="18.687cm" svg:y="12.344cm" svg:viewBox="0 0 175 266" draw:points="175,235 175,266 0,266 0,263 0,260 0,257 1,254 1,252 2,249 3,246 4,243 6,239 8,235 10,230 13,226 15,221 18,217 22,213 25,208 34,199 43,190 55,180 68,169 88,152 104,137 117,123 122,118 126,112 130,107 133,102 136,97 138,92 140,87 141,82 142,78 142,75 142,73 142,68 141,64 141,61 140,59 139,57 139,55 138,53 137,51 135,49 134,47 131,44 128,40 126,39 124,37 122,36 120,34 118,33 116,32 114,31 112,30 107,29 102,28 97,27 92,27 86,27 80,28 75,29 70,31 68,32 66,33 63,34 61,35 59,36 57,38 55,40 53,41 52,43 50,45 49,47 47,49 46,51 45,54 44,56 43,58 41,64 40,69 39,75 39,81 6,77 7,68 9,59 11,51 14,44 16,40 18,37 20,34 22,31 24,28 27,25 29,22 32,20 35,17 38,15 41,13 44,11 51,8 58,5 66,3 74,1 83,0 92,0 102,0 110,1 119,3 126,5 130,7 134,8 137,10 141,12 144,14 147,16 150,19 153,21 158,27 160,29 162,32 164,35 166,38 168,42 169,45 171,48 172,52 173,55 174,59 175,66 175,74 175,78 175,82 174,86 173,89 172,93 171,97 170,101 168,105 167,109 165,113 162,117 160,121 157,125 154,129 150,133 147,137 138,147 127,157 113,170 97,184 73,205 65,212 59,217 55,222 51,226 48,231 45,235">
            <text:p/>
          </draw:polygon>
        </draw:g>
        <draw:g>
          <draw:path draw:style-name="gr46" draw:text-style-name="P5" draw:layer="layout" svg:width="0.184cm" svg:height="0.264cm" svg:x="15.494cm" svg:y="12.376cm" svg:viewBox="0 0 185 265" svg:d="m116 265v-63h-116v-30l123-172h26v172h36v30h-36v63zm-33-93v-119l-84 119z">
            <text:p/>
          </draw:path>
          <draw:polygon draw:style-name="gr46" draw:text-style-name="P5" draw:layer="layout" svg:width="0.097cm" svg:height="0.265cm" svg:x="15.733cm" svg:y="12.375cm" svg:viewBox="0 0 98 266" draw:points="98,266 65,266 65,59 62,62 59,64 51,70 43,76 34,81 25,86 16,91 8,95 0,98 0,67 7,63 13,60 20,56 26,52 31,48 37,44 43,40 48,35 53,31 57,26 61,22 65,17 69,13 72,9 74,4 77,0 98,0">
            <text:p/>
          </draw:polygon>
        </draw:g>
        <draw:g>
          <draw:path draw:style-name="gr64" draw:text-style-name="P5" draw:layer="layout" svg:width="0.184cm" svg:height="0.293cm" svg:x="5.1cm" svg:y="15.701cm" svg:viewBox="0 0 185 294" svg:d="m116 294v-70h-116v-33l123-191h26v191h36v33h-36v70zm-33-103v-132l-84 132z">
            <text:p/>
          </draw:path>
          <draw:path draw:style-name="gr64" draw:text-style-name="P5" draw:layer="layout" svg:width="0.172cm" svg:height="0.299cm" svg:x="5.314cm" svg:y="15.7cm" svg:viewBox="0 0 173 300" svg:d="m50 135-4-2-5-2-4-3-4-3-4-3-3-3-3-3-2-4-3-4-2-4-1-4-2-5-1-4v-5l-1-5v-6-7l1-8 1-3 1-4 1-4 1-3 1-3 2-3 2-4 2-3 2-3 2-3 5-5 2-3 3-2 3-3 3-2 3-2 3-1 3-2 3-2 7-2 8-2 8-1h8 8l8 1 8 2 7 3 3 1 4 2 3 2 3 2 3 2 3 2 2 3 3 2 5 6 4 6 2 3 2 3 1 4 2 3 1 3 1 4 1 3 1 4 1 8v7 5l-1 5v5l-1 5-2 4-1 4-2 4-3 4-2 4-3 3-3 3-4 3-3 3-4 3-5 2-5 2 6 3 6 2 5 3 5 4 4 3 4 5 4 4 3 5 3 5 3 5 2 6 2 5 1 6 1 7 1 6v7 9l-1 9-1 4-1 4-2 5-1 4-2 3-1 4-2 4-2 4-5 7-6 6-3 3-3 3-3 3-4 3-3 2-4 2-4 2-3 2-8 2-9 2-9 2h-9-10l-9-2-9-2-8-2-3-2-4-2-4-2-3-3-4-2-3-3-3-3-3-3-6-6-2-4-3-4-2-3-2-4-1-4-2-4-1-4-2-4-1-4-1-5-1-9v-9-7l1-7 1-6 1-7 2-6 2-5 3-5 3-5 4-5 3-4 4-4 5-4 5-3 5-3 6-2zm-1-63v5l1 5 1 5v2l1 2 1 2 1 2 1 2 1 2 1 2 1 2 1 1 2 2 1 2 2 1 1 1 2 2 2 1 2 1 1 1 2 1 2 1h2l5 1 4 1h5 4l5-1 4-1h2l2-1 2-1 2-1 1-1 2-1 2-1 1-2 2-1 1-2 3-3 2-4 2-2v-1l1-2 1-2 1-2v-2l1-5 1-4v-5-4l-1-5-1-4v-3l-1-2-1-2-1-2-1-2-1-2-2-3-3-4-3-3-2-1-1-1-2-2-2-1-2-1-2-1h-1l-2-1-5-1-4-1h-4-5l-4 1-5 1-2 1h-2l-1 1-2 1-2 1-2 1-1 2-2 1-2 1-1 2-3 3-2 4-1 2-1 2-1 1-1 2-1 2v2l-1 2v3l-1 4zm-11 140v4 4l1 3 1 4v4l2 4 1 3 1 4 2 3 2 4 2 3 2 3 3 2 3 3 3 2 3 2 3 2 3 2 4 1 3 1 4 1 3 1h4 4 6l5-1 5-1 3-1 2-1 3-1 2-1 2-2 2-1 2-2 2-2 2-2 2-2 4-4 1-2 2-2 1-3 1-2 1-3 1-2 1-3 1-3 1-6 1-6v-6-6l-1-6-1-6-1-3-1-3-1-2-1-3-1-2-2-3-1-2-2-2-3-5-4-4-2-2-2-1-3-2-2-1-2-2-3-1-2-1h-3l-5-2-5-1h-6-6l-5 1-6 1-2 1-2 1-3 1-2 2-2 1-2 2-2 1-2 2-2 2-2 2-4 4-3 5-1 2-1 3-1 2-1 3-2 5-1 6-1 6z">
            <text:p/>
          </draw:path>
        </draw:g>
        <draw:g>
          <draw:path draw:style-name="gr46" draw:text-style-name="P5" draw:layer="layout" svg:width="0.184cm" svg:height="0.264cm" svg:x="24.397cm" svg:y="15.858cm" svg:viewBox="0 0 185 265" svg:d="m116 265v-63h-116v-30l123-172h26v172h36v30h-36v63zm-33-93v-119l-84 119z">
            <text:p/>
          </draw:path>
          <draw:polygon draw:style-name="gr46" draw:text-style-name="P5" draw:layer="layout" svg:width="0.171cm" svg:height="0.261cm" svg:x="24.613cm" svg:y="15.861cm" svg:viewBox="0 0 172 262" draw:points="0,31 0,0 172,0 172,25 166,32 159,40 153,48 147,56 134,76 121,97 110,119 99,142 90,165 83,189 78,206 75,224 72,243 70,262 37,262 37,254 38,245 39,237 40,227 44,208 49,186 56,164 64,143 73,121 83,101 94,81 106,63 118,46 124,38 130,3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0T08:33:57.43</meta:creation-date>
    <meta:print-date>2013-12-09T19:37:26.77</meta:print-date>
    <dc:date>2014-05-07T08:18:15.03</dc:date>
    <meta:editing-duration>P12DT23H35M48S</meta:editing-duration>
    <meta:editing-cycles>14</meta:editing-cycles>
    <meta:generator>LibreOffice/3.4$Win32 LibreOffice_project/340m1$Build-203</meta:generator>
    <meta:document-statistic meta:object-count="254"/>
  </office:meta>
</office:document-meta>
</file>